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90.99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row table:style-name="ro1">
          <table:table-cell office:value-type="string" calcext:value-type="string">
            <text:p>gene_name</text:p>
          </table:table-cell>
          <table:table-cell office:value-type="string" calcext:value-type="string">
            <text:p>part_type</text:p>
          </table:table-cell>
          <table:table-cell office:value-type="string" calcext:value-type="string">
            <text:p>name</text:p>
          </table:table-cell>
          <table:table-cell office:value-type="string" calcext:value-type="string">
            <text:p>email</text:p>
          </table:table-cell>
          <table:table-cell office:value-type="string" calcext:value-type="string">
            <text:p>affiliation</text:p>
          </table:table-cell>
          <table:table-cell office:value-type="string" calcext:value-type="string">
            <text:p>project</text:p>
          </table:table-cell>
          <table:table-cell office:value-type="string" calcext:value-type="string">
            <text:p>orcid</text:p>
          </table:table-cell>
          <table:table-cell office:value-type="string" calcext:value-type="string">
            <text:p>uniprot_link</text:p>
          </table:table-cell>
          <table:table-cell office:value-type="string" calcext:value-type="string">
            <text:p>safety</text:p>
          </table:table-cell>
          <table:table-cell office:value-type="string" calcext:value-type="string">
            <text:p>collection</text:p>
          </table:table-cell>
          <table:table-cell office:value-type="string" calcext:value-type="string">
            <text:p>hastags</text:p>
          </table:table-cell>
          <table:table-cell office:value-type="string" calcext:value-type="string">
            <text:p>sequence_submitted</text:p>
          </table:table-cell>
          <table:table-cell office:value-type="string" calcext:value-type="string">
            <text:p>description</text:p>
          </table:table-cell>
          <table:table-cell office:value-type="string" calcext:value-type="string">
            <text:p>references</text:p>
          </table:table-cell>
          <table:table-cell table:number-columns-repeated="3"/>
          <table:table-cell table:formula="of:=LEN([.L1])" office:value-type="float" office:value="18" calcext:value-type="float">
            <text:p>18</text:p>
          </table:table-cell>
        </table:table-row>
        <table:table-row table:style-name="ro2">
          <table:table-cell office:value-type="string" calcext:value-type="string">
            <text:p>Bovine Kappa Casein</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P02668</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TGAAAAGCTTCTTTTTGGTCGTAACGATTTTGGCATTGACATTACCTTTCTTGGGTGCCCAGGAACAAAATCAAGAACAGCCCATCAGGTGCGAGAAAGACGAACGCTTTTTTAGTGACAAAATAGCCAAATACATTCCGATCCAGTACGTCCTATCCAGATACCCGTCCTACGGCTTGAATTACTACCAACAAAAACCAGTAGCTTTAATCAACAATCAATTCTTACCTTATCCTTATTATGCCAAGCCGGCTGCCGTCAGAAGCCCTGCACAGATACTACAATGGCAAGTTCTTAGTAACACAGTGCCTGCTAAATCTTGTCAGGCACAGCCGACAACAATGGCGCGTCATCCTCACCCCCATCTTAGTTTCATGGCAATCCCACCTAAGAAAAACCAGGATAAGACGGAAATCCCCACAATTAATACAATCGCATCTGGTGAGCCCACCAGCACGCCAACGACGGAGGCTGTAGAGTCAACAGTTGCAACGTTAGAGGACTCTCCAGAGGTCATTGAGTCACCCCCCGAAATTAATACTGTTCAAGTAACCAGTACAGCCGTATGA</text:p>
          </table:table-cell>
          <table:table-cell office:value-type="string" calcext:value-type="string">
            <text:p>Bovine Kappa Casein  </text:p>
            <text:p>Location: Specific to mammary gland, secreted outside cell membrane to milk</text:p>
            <text:p>Function: stabilizes micelle formation and prevents casein precipitation in milk </text:p>
            <text:p>http://www.uniprot.org/uniprot/P02668</text:p>
            <text:p>- Sequence Translated from amino acids to nucleotides through IDT using Yeast optimization </text:p>
            <text:p>Why Milk Proteins? With a growing population, the demand for consumption of animal products will also continue to rise. There are sustainability issues for the land requirements needed for cows. The purpose of these genes is to produce them through Yeast (Saccharomyces cerevisiae) and test whether there is any potential in producing these animal proteins (complete in essential amino acids) efficiently and sustainably through bioengineering organisms like Yeast.) </text:p>
          </table:table-cell>
          <table:table-cell office:value-type="string" calcext:value-type="string">
            <text:p>NA</text:p>
          </table:table-cell>
          <table:table-cell table:number-columns-repeated="3"/>
          <table:table-cell table:formula="of:=LEN([.L2])" office:value-type="float" office:value="573" calcext:value-type="float">
            <text:p>573</text:p>
          </table:table-cell>
        </table:table-row>
        <table:table-row table:style-name="ro2">
          <table:table-cell office:value-type="string" calcext:value-type="string">
            <text:p>Bovine Kappa Casein</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P02668</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TGAAGTCATTCTTTTTGGTCGTAACGATTTTGGCATTGACATTACCTTTCTTGGGTGCCCAGGAACAAAATCAAGAACAGCCCATCAGGTGCGAGAAAGACGAACGCTTTTTTAGTGACAAAATAGCCAAATACATTCCGATCCAGTACGTCCTATCCAGATACCCGTCCTACGGCTTGAATTACTACCAACAAAAACCAGTAGCTTTAATCAACAATCAATTCTTACCTTATCCTTATTATGCCAAGCCGGCTGCCGTCAGAAGCCCTGCACAGATACTACAATGGCAAGTTCTTAGTAACACAGTGCCTGCTAAATCTTGTCAGGCACAGCCGACAACAATGGCGCGTCATCCTCACCCCCATCTTAGTTTCATGGCAATCCCACCTAAGAAAAACCAGGATAAGACGGAAATCCCCACAATTAATACAATCGCATCTGGTGAGCCCACCAGCACGCCAACGACGGAGGCTGTAGAGTCAACAGTTGCAACGTTAGAGGACTCTCCAGAGGTCATTGAGTCACCCCCCGAAATTAATACTGTTCAAGTAACCAGTACAGCCGTATGA</text:p>
          </table:table-cell>
          <table:table-cell office:value-type="string" calcext:value-type="string">
            <text:p>Bovine Kappa Casein  </text:p>
            <text:p>Location: Specific to mammary gland, secreted outside cell membrane to milk</text:p>
            <text:p>Function: stabilizes micelle formation and prevents casein precipitation in milk </text:p>
            <text:p>http://www.uniprot.org/uniprot/P02668</text:p>
            <text:p>- Sequence Translated from amino acids to nucleotides through IDT using Yeast optimization </text:p>
            <text:p>Why Milk Proteins? With a growing population, the demand for consumption of animal products will also continue to rise. There are sustainability issues for the land requirements needed for cows. The purpose of these genes is to produce them through Yeast (Saccharomyces cerevisiae) and test whether there is any potential in producing these animal proteins (complete in essential amino acids) efficiently and sustainably through bioengineering organisms like Yeast.) </text:p>
          </table:table-cell>
          <table:table-cell office:value-type="string" calcext:value-type="string">
            <text:p>NA</text:p>
          </table:table-cell>
          <table:table-cell table:number-columns-repeated="3"/>
          <table:table-cell table:formula="of:=LEN([.L3])" office:value-type="float" office:value="573" calcext:value-type="float">
            <text:p>573</text:p>
          </table:table-cell>
        </table:table-row>
        <table:table-row table:style-name="ro2">
          <table:table-cell office:value-type="string" calcext:value-type="string">
            <text:p>Bovine Casein Kinase FAM20C</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F1MXQ3</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GGGCGGGCGCAAGGCCATCTGGCGAACCGGGGTGCTCTTGCGCTCAGCCAGCTGCCGAGGCAGCGGCTCCTGGGTGGGCACAAGCGAGAGGGCACCCGGGGGGCGAACTGGAAGCAGCCGCTAGTGCCGCCGGTGACGCCGGCTGGCCCAATAAACACACTTTGCGTATCTTACAGGACTTCAGTAGTGATCCGTCTAGTAATCTGACCAGTCACAGTTTGGAAAAGTTGCCTCCTGCTGCTGAGGCTGCTGAGGGGGCGCCCCCGGGGCAGGACCCTGGCGTTAGGCGTCCTCCCGACCCAGCCCACAGGCCGTTACCTCGTGACCCTGGCCCTCGTGGCCCTGTGCTACCCCCTGGTTTAAGCGGTGACGGCTCTCTATTGACGCGTCTGTTCCAGCATCCGCTTTATCAGGTCCCCATTCCACCGCTAACAGAAGGCGACGTTTTATTCAATGTGAACTCCGATATTCGTTTCAACCCGAAAGCGGCGACCGCCGAGAATCCCGACTGGCCGCATGAGGGGCCTGAGGACGAGTTTCTACCCACGGGCGAAGCCGCGGTTGACTCCTATCCTAATTGGCTTAAGTTTCACATCGGCATCAATAGATATGAGCTGTATTCTCGTCATAATCCCGCAGTCGGTGCACTATTGCAGGACCTGGGAACCCAAAAAATAACGTCAGTTGCAATGAAAAGCGGGGGAACACAACTAAAATTGATAATGACTTTCCAAAACTATGGGCAGGCACTATTTAAACCGATGAAACAGACTCGTGAACAAGAAACGCCGCCAGACTTCTTTTACTTCAGCGACTACGAAAGGCATAATGCGGAGATCGCAGCGTTCCACCTAGATCGTATCCTGGACTTCAGACGTGTGCCGCCCGTGGCTGGGAGGTTGGTAAACATGACAAAAGAAATCAGGGACGTTACGAGGGATAAGAAATTATGGAGGACTTTCTTCATAAGCCCGGCCAATAATGTCTGCTTTTATGGTGAATGCAGTTATTATTGTAGCACGGAACATGCTCTGTGTGGGAAGCCGGACCAAATCGAGGGCAGTCTAGCTGCTTTTCTTCCAGATTTAGCCCTAGCTAAGAGAAAGACATGGAGAAACCCTTGGAGGAGGTCATATCACAAGCGTAAAAAGGCCGAATGGGAGGTCGATCCTGATTACTGCGAGGAGGTGCGTCAGACCCCTCCCTACGACAGTTCTCATAGATTATTGGATGTGATGGACATGACCATTTTCGATTTTCTGATGGGTAATATGGATAGACACCACTACGAAACCTTCGAAAAATTTGGCAACGAAACATTTATCATTCATTTGGATAATGGACGTGGTTTCGGAAAGCACAGTCACGACGAGCTATCCATTCTAGTACCGCTACAACAATGTTGTCGTATCAGGAGGTCCACGTACCTTCGTTTACAGTTGCTTGCGCAGGAGGAACACCGTCTTAGTTTATTGATGGCCGAAGCGCTAAGGGCCGACCGTGTAGCGCCGGTCTTGTTTCAACCGCACCTTGAGGCATTGGATAGGAGGTTGCGTATAGTCCTACGTGCCGTAGGCGACTGCGTTGAGAAAGATGGACTTCACTCAGTGGTTGAGGACGATCTTGGGCCGGAGCACCGTGCGGCTGCGGGAAGGTGA</text:p>
          </table:table-cell>
          <table:table-cell office:value-type="string" calcext:value-type="string">
            <text:p>Bovine Casein Kinase FAM20C</text:p>
            <text:p>For phosphorylating casein proteins FAM20C </text:p>
            <text:p>Bovine form, Predicted protein and not experimentally confirmed.</text:p>
            <text:p>http://2014.igem.org/Team:SF_Bay_Area_DIYbio/Parts#Casein_Kinase</text:p>
            <text:p>http://www.uniprot.org/uniprot/F1MXQ3</text:p>
            <text:p>Sequence Translated from amino acids to nucleotides through IDT using Yeast optimization.</text:p>
          </table:table-cell>
          <table:table-cell office:value-type="string" calcext:value-type="string">
            <text:p>http://2014.igem.org/Team:SF_Bay_Area_DIYbio/Parts#Casein_Kinase</text:p>
          </table:table-cell>
          <table:table-cell table:number-columns-repeated="3"/>
          <table:table-cell table:formula="of:=LEN([.L4])" office:value-type="float" office:value="1662" calcext:value-type="float">
            <text:p>1662</text:p>
          </table:table-cell>
        </table:table-row>
        <table:table-row table:style-name="ro2">
          <table:table-cell office:value-type="string" calcext:value-type="string">
            <text:p>Clarkia breweri S-Linalool Synthase</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Lavender Scent Protein</text:p>
          </table:table-cell>
          <table:table-cell office:value-type="string" calcext:value-type="string">
            <text:p>NA</text:p>
          </table:table-cell>
          <table:table-cell office:value-type="string" calcext:value-type="string">
            <text:p>http://www.uniprot.org/uniprot/Q96376</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CAATTGATTACTAATTTTTCTTCTTCTTCTTCTGAATTGCAATTTTTGGTTGATAAAGTTAAAAGAGAATCTTTATCTTCTTCTTCTTCTAATACTCAAAATTTGTTTTTGTCTACTTCTCCATATGATACTGCTTGGTTGGCTTTGATTCCACATCCACATCATCATCATCATCATGGTAGACCAATGTTTGAAAAATGTTTGCAATGGATTTTGCATAATCAAACTCCACAAGGTTTTTGGGCTGCTGCTGGTGATAATATTTCTGATACTGATGATGATGTTACTTTGGATTGTTTGTTGTCTACTTTGGCTTGTTTGGTTGCTTTGAAAAGATGGCAATTGGCTCCAGATATGATTCATAAAGGTTTGGAATTTGTTAATAGAAATACTGAAAGATTGGTTATGAAACAAAAACCATCTGATGTTCCAAGATGGTTTACTATTATGTTTCCAGCTATGTTGGAATTGGCTGGTGCTTCTTCTTTGAGAGTTGATTTTTCTGAAAATTTGAATAGAATTTTGGTTGAATTGTCTCAAAATAGAGATGATATTTTGACTAGAGAAGAAGTTGATGAGAAAAAACAATATTCTCCATTGTTGTTGTTTTTGGAAGCTTTGCCAGCTCAATCTTATGATAATGATGTTTTGAAACAAATTATTGATAAAAATTTGTCTAATGATGGTTCTTTGTTGCAATCTCCATCTGCTACTGCTAGAGCTTATATGATTACTGGTAATACTAGATGTTTGTCTTATTTGCATTCTTTGACTAATTCTTGTTCTAATGGTGGTGTTCCATCTTTTTATCCAGTTGATGATGATTTGCATGATTTGGTTATGGTTAATCAATTGACTAGATCTGGTTTGACTGAACATTTGATTCCAGAAATTGATCATTTGTTGTTGAAAGTTCAGAAAAATTATAAATATAAAAAAGCTTCTCCAAAATCTTTGTATTCTATTGCTGCTGAATTGTATAGAGATTCTTTGGCTTTTTGGTTGTTGAGAGTTAATAATCATTGGGTTTCTCCATCTATCTTTTGTTGGTTTTTGGATGATGATGAAATTAGAGATCATATTGAAACTAATTATGAAGAATTTGCTGCTGTTTTGTTGAATGTTTATAGAGCTACTGATTTGATGTTTTCTGGTGAAGTTCAATTGGTTGAAGCTAGATCTTTTGCTACTAAAAATTTGGAAAAAATTTTGGCTACTGGTAATATTCATAAAACTAATGCTGATATTTCTTCTTCTTTGCATAAAATGATTGAACATGAATTGAGAGTTCCATGGACTGCTAGAATGGATCATGTTGAAAATAGAATTTGGATTGAAGAAATTGCTTCTTCTGCTTTGTGGTTTGGTAAATCTTCTTATTTGAGATTGTCTTGTTTTCATAAAATGTCTTTGCAACAATTGGCTGTTAAAAATTATACTTTGAGACAATTGGTTTATAGAGATGAATTGGCTGAAGTTGAAAGATGGTCTAAAGAAAGAGGTTTGTGTGATATGGGTTTTTGTAGAGAAAAAACTGGTTATTGTTATTATGCTTTTGCTGCTTCTACTTGTTTGCCATGGTCATCTGATGTTAGATTGGTTTTGACTAAAGCTGCTGTTGTTATTACTGTTGCTGATGACTTTTTTGATGTTGAAGGTTCTATGGTTGATTTGGAAAAATTGACTGATGCTGTTAGAAGATGGGATGCTGAAGGTTTGGGTTCTCATTCTAAAACTATTTTTGAAGCTTTGGATGATTTGGTTAATGAAGTTAGATTGAAATGTTTTCAACAAAATGGTCAAGATATTAAAAATAATTTGCAACAATTGTGGTATGAAACTTTTCATTCTTGGTTGATGGAAGCTAAATGGGGTAAAGGTTTGACTTCTAAACCATCTGTTGATGTTTATTTGGGTAATGCTATGACTTCTATTGCTGCTCATACTATGGTTTTGACTGCTTCTTGTTTGTTGGGTCCAGGTTTTCCAGTTCATCAATTGTGGTCACAACGCAGACATCAAGATATTACTTCTTTGTTGATGGTTTTGACTAGATTGTTGAATGATATTCAATCTTATTTGAAAGAAGAAGATGAAGGTAAAATTAATTATGTTTGGATGTATATGATTGAAAATAATCAAGCTTCTATTGATGATTCTGTTAGACATGTTCAAACTATTATTAATGTTAAAAAACAAGAATTTATTCAAAGAGTTTTGTCTGATCAACATTGTAATTTGCCAAAATCTTTTAAACAATTGCATTTTTCTTGTTTGAAAGTTTTTAATATGTTTTTTAATTCTTCTAATATTTTTGATACTGATACTGATTTGTTGTTGGATATTCATGAAGCTTTTGTTTCTCCACCACAAGTTCCAAAATTTAAACCACATATTAAACCACCACATCAATTGCCAGCTACTTTGCAACCACCACATCAACCACAACAAATTATGGTTAATAAGAAAAAAGTTGAAATGGTTTATAAATCTTATCATCATCCATTTAAAGTTTTTACTTTGCAGAAAAAACAATCTTCTGGTCATGGTACTATGAATCCAAGAGCTTCTATTTTGGCTGGTCCAAATATTAAATTGTGTTTTTGA</text:p>
          </table:table-cell>
          <table:table-cell office:value-type="string" calcext:value-type="string">
            <text:p>Clarkia breweri S-Linalool Synthase</text:p>
            <text:p>Function: Fragrant terpene part of the sweet scent of flowers </text:p>
            <text:p>Reaction: Geranyl diphosphate + H2O = (3S)-linalool + diphosphate.</text:p>
            <text:p>http://www.uniprot.org/uniprot/Q96376</text:p>
            <text:p>Sequence Translated from amino acids to nucleotides through IDT using Yeast optimization </text:p>
            <text:p>Why? A fragrance is easy to detect which is good for biolabs lacking expensive measuring instruments. The gene can be used as a practicing tool for beginners in synthetic biology. Yeast has an inherent terpene synthesis (MVA) pathway. </text:p>
          </table:table-cell>
          <table:table-cell office:value-type="string" calcext:value-type="string">
            <text:p>NA</text:p>
          </table:table-cell>
          <table:table-cell table:number-columns-repeated="3"/>
          <table:table-cell table:formula="of:=LEN([.L5])" office:value-type="float" office:value="2610" calcext:value-type="float">
            <text:p>2610</text:p>
          </table:table-cell>
        </table:table-row>
        <table:table-row table:style-name="ro3">
          <table:table-cell office:value-type="string" calcext:value-type="string">
            <text:p>Mentha aquatica R-linalool synthase</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Lavender Scent Protein</text:p>
          </table:table-cell>
          <table:table-cell office:value-type="string" calcext:value-type="string">
            <text:p>NA</text:p>
          </table:table-cell>
          <table:table-cell office:value-type="string" calcext:value-type="string">
            <text:p>http://www.uniprot.org/uniprot/Q8H2B4</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TGCAGCATCTCATCTAAGCTGTATACAATTTCAAGCGCCCAGGAGGAAACCAGGCGTTCAGGAAATTACCATCCTAGTGTGTGGGATTTCGATTTTATACAGTCCCTGGATACCGACCACTACAAAGAGGAGAAACAACTAGAGAGGGAGGAAGAGTTGATAATGGAGGTTAAGAAGCTATTGGGTGCGAAGATGGAGGCAACTAAACAGTTGGAACTAATCGACGATCTACAGAACTTAGGTCTGTCATATTTTTTCAGGGACGAAATAAAGAACATCCTAAACTCAATTTACAAAATATTCCAAAACAACAACTCAACGAAAGTGGGGGATCTACATTTCACTTCTCTGGGATTCCGTCTACTAAGGCAGCACGGATTTAATGTTTCCCAAGGGGTCTTTGACTGCTTTAAGAACGAACACGGTTCTGACTTTGAAAAGACGTTAATCGGCGAGGATACCAAAGGTGTGCTTCAGCTATACGAGGCTTCATTCCTATTGCGTGAAGGAGAGGATACGCTAGAGGTCGCACGTAAGTTCAGTACAGAGTTTCTGGAAGAGAAGTTGAAAGCGGGCATCGATGGTGATAATCTTAGCAGTTCTATCGGGCACTCTTTAGAAATCCCGCTTCACTGGAGAATTCAGAGGTTAGAGGAAAGGTGGTTTCTGGACGCATACTCACGTAGAAAGGATATGAATCCGATAATCTTCGAGCTAGCCAAACTGGACTTTAACATTATACAGGCAACCCAGCAGGAAGAACTGAAGGACCTGTCCAGATGGTGGAACGATAGTTCTCTGCCTCAGAAGTTGCCTTTTGTGAGGGACAGGCTAGTTGAATCCTACTATTGGGCCCTAGGACTTTTCGAGGCGCACAAATTTGGCTACGAACGTAAGACCGCAGCTAAGATAATAACATTAATAACCGCGTTAGACGACGTTTACGATATTTACGGCACTCTTGATGAATTGCAGCTATTTACGCATGTGATAAGACGTTGGGATACAGAGAGTGCAACACAACTGCCATACTATTTACAGTTGTTCTATTTTGTACTTTACAACTTTGTAAGCGAGGTGGCATACCATATCCTAAAAGAGGAGGGTTTTATATCCATACCTTTCCTGCACAGGGCCTGGGTCGACTTGGTGGAGGGGTATCTGCAGGAGGCCAAGTGGTATTACACCAAGTATACACCTACCATGGAAGAATACTTGAATTATGCGAGTATTACTATTGGTGCCCCTGCAGTCATTAGTCAGATCTACTTTATGCTAGCCAAATCCAAAGAAAAGCCAGTCATTGAAAGCTTCTACGAGTACGACGAAATTATAAGGCTTAGTGGGATGTTAGTTAGACTTCCGGACGATCTGGGCACACTACCGTTTGAAATGAAGCGTGGGGATGTTGCCAAGAGTATACAGATATACATGAAGGAACAGAACGCAACGAGAGAAGAAGCAGAGGAACATGTGAGATTTATGATCCGTGAGGCGTGGAAGGAGATGAACACGACCATGGCCGCGAATAGCGATTTGAGGGGCGACGTAGTTATGGCGGCAGCCAATCTTGGGAGGGATGCACAGTTTATGTACCTGGACGGCGACGGTAACCACTCCCAACTTCAACATAGGATTGCGAACCTTTTATTTAAGCCTTACGTATGA</text:p>
          </table:table-cell>
          <table:table-cell office:value-type="string" calcext:value-type="string">
            <text:p>Mentha aquatica R-linalool synthase</text:p>
            <text:p>S-Linalool has olfactory threshold at 7.4 ppb whereas R form has 0.8 ppb. R-Linalool production is an enantiomer of S-Linalool. </text:p>
            <text:p>Function: Main component of lavender essential oil </text:p>
            <text:p>Location: Produced in the cytoplasm </text:p>
            <text:p>http://www.uniprot.org/uniprot/Q8H2B4</text:p>
            <text:p>Sequence Translated from amino acids to nucleotides through IDT using Yeast optimization.</text:p>
            <text:p>*** IDT message: This sequence contains the following complexities that may prevent ordering: "This sequence contains a window of 150 bases starting at base 354 with a GC content of 34.7%. Solution: Redesign this region to have a GC content greater than 35%.</text:p>
            <text:p>Why? A fragrance is easy to detect which is good for biolabs lacking expensive measuring instruments. The gene can be used as a practicing tool for beginners in synthetic biology. Yeast has an inherent terpene synthesis (MVA) pathway. </text:p>
          </table:table-cell>
          <table:table-cell office:value-type="string" calcext:value-type="string">
            <text:p>NA</text:p>
          </table:table-cell>
          <table:table-cell table:number-columns-repeated="3"/>
          <table:table-cell table:formula="of:=LEN([.L6])" office:value-type="float" office:value="1671" calcext:value-type="float">
            <text:p>1671</text:p>
          </table:table-cell>
        </table:table-row>
        <table:table-row table:style-name="ro1">
          <table:table-cell office:value-type="string" calcext:value-type="string">
            <text:p>Minimal EEF1A1</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7</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GGGGGAGAACCGTATATAAGTGCAGTAGTCGCCGTGAACGTTCTTTTTCGCAACGGGTTTGCCGCCAGA ACACAGgtaagtgccgtgtgtggttcccgcgggcctggcctctttacgggttatggcccttgcgtgccttgaattac ttccacgcccctggctgcagtacgtgattcttgatcccgagcttcgggttggaagtgggtgggagagttcgaggcct tgcgcttaaggagccccttcgcctcgtgcttgagttgaggcctggcttgggcgctggggccgccgcgtgcgaatctg gtggcaccttcgcgcctgtctcgctgctttcgataagtctctagccatttaaaatttttgatgacctgctgcgacgc tttttttctggcaagatagtcttgtaaatgcgggccaagatctgcacactggtatttcggtttttggggccgcgggc ggcgacggggcccgtgcgtcccagcgcacatgttcggcgaggcggggcctgcgagcgcggccaccgagaatcggacg ggggtagtctcaagctggccggcctgctctggtgcctggcctcgcgccgccgtgtatcgccccgccctgggcggcaa ggctggcccggtcggcaccagttgcgtgagcggaaagatggccgcttcccggccctgctgcagggagctcaaaatgg aggacgcggcgctcgggagagcgggcgggtgagtcacccacacaaaggaaaagggcctttccgtcctcagccgtcgc ttcatgtgactccacggagtaccgggcgccgtccaggcacctcgattagttctcgagcttttggagtacgtcgtctt taggttggggggaggggttttatgcgatggagtttccccacactgagtgggtggagactgaagttaggccagcttgg cacttgatgtaattctccttggaatttgccctttttgagtttggatcttggttcattctcaagcctcagacagtggt tcaaagtttttttcttccatttcagGTGTCGTGAAAACTACCCCTAAAAGCCAAA</text:p>
          </table:table-cell>
          <table:table-cell office:value-type="string" calcext:value-type="string">
            <text:p>Sequence of “minimal” EEF1A1 promoter variant, minus the NotI and NheI restriction sites of the dual-reporter vector found in Fig. S2b. Lower case nucleotides denote the annotated intron 1 found in the EEF1A1 gene flanked by exons 1 and 2.</text:p>
          </table:table-cell>
          <table:table-cell office:value-type="string" calcext:value-type="string">
            <text:p>http://pubs.acs.org/doi/10.1021/acssynbio.6b00080</text:p>
          </table:table-cell>
          <table:table-cell table:number-columns-repeated="3"/>
          <table:table-cell table:formula="of:=LEN([.L7])" office:value-type="float" office:value="1061" calcext:value-type="float">
            <text:p>1061</text:p>
          </table:table-cell>
        </table:table-row>
        <table:table-row table:style-name="ro1">
          <table:table-cell office:value-type="string" calcext:value-type="string">
            <text:p>synth.v1</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6</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AGGAGATGACTCATGGACGTGCGAGCCGGAAGTGGGGACCGCCCCCGCCCCCGCCCTTCCAGGAAGGGATG ACTCATGCCCCGCCCCCTGGGGACCGCCCTGGGGACCGCCCCCGCCCGCCCCGCCCCGCCCCGCCCCCTCCCCCTGG TGACGTCCCGCCC</text:p>
          </table:table-cell>
          <table:table-cell office:value-type="string" calcext:value-type="string">
            <text:p>Sequence of synth.v1 variant cloned, minus the underlined EcoRI and NotI restriction sites of the dual-reporter vector found in Fig. S2b.</text:p>
          </table:table-cell>
          <table:table-cell office:value-type="string" calcext:value-type="string">
            <text:p>http://pubs.acs.org/doi/10.1021/acssynbio.6b00080</text:p>
          </table:table-cell>
          <table:table-cell table:number-columns-repeated="3"/>
          <table:table-cell table:formula="of:=LEN([.L8])" office:value-type="float" office:value="163" calcext:value-type="float">
            <text:p>163</text:p>
          </table:table-cell>
        </table:table-row>
        <table:table-row table:style-name="ro1">
          <table:table-cell office:value-type="string" calcext:value-type="string">
            <text:p>synth.v2</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5</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CCGCCCTTCCAGGAAGCCGCCCTGGGGAGCCCCGCCCCCCCTGGTGACGTCCCGCCCCCGCCCCCGCCCCC GCCCGGACGTGCGAGCCGGAAGGGATGACTCATTGGGGAAGGAGATGACTCATGCCCCGCCCCCCGCCCTGGGGAGC CCCGCCCCCTCCC</text:p>
          </table:table-cell>
          <table:table-cell office:value-type="string" calcext:value-type="string">
            <text:p>Sequence of synth.v2 variant cloned, minus the underlined EcoRI and NotI restriction sites of the dual-reporter vector found in Fig. S2b.</text:p>
          </table:table-cell>
          <table:table-cell office:value-type="string" calcext:value-type="string">
            <text:p>http://pubs.acs.org/doi/10.1021/acssynbio.6b00080</text:p>
          </table:table-cell>
          <table:table-cell table:number-columns-repeated="3"/>
          <table:table-cell table:formula="of:=LEN([.L9])" office:value-type="float" office:value="163" calcext:value-type="float">
            <text:p>163</text:p>
          </table:table-cell>
        </table:table-row>
        <table:table-row table:style-name="ro1">
          <table:table-cell office:value-type="string" calcext:value-type="string">
            <text:p>synth.v3</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4</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GGTAAGTATATACATATATACATAGGTAAGTAGGTAAGTAGGTAAGTAGGTAAGTATATACATAGGTAAGT AGGTAAGTAGGTAAGTATATACATAGGTAAGTACTTTGTTATACATATATACATAGGTAAGTACACTAATTGGTAAG TA</text:p>
          </table:table-cell>
          <table:table-cell office:value-type="string" calcext:value-type="string">
            <text:p>Sequence of synth.v3 variant cloned, minus the underlined EcoRI and NotI restriction sites of the dual-reporter vector found in Fig. S2b.</text:p>
          </table:table-cell>
          <table:table-cell office:value-type="string" calcext:value-type="string">
            <text:p>http://pubs.acs.org/doi/10.1021/acssynbio.6b00080</text:p>
          </table:table-cell>
          <table:table-cell table:number-columns-repeated="3"/>
          <table:table-cell table:formula="of:=LEN([.L10])" office:value-type="float" office:value="152" calcext:value-type="float">
            <text:p>152</text:p>
          </table:table-cell>
        </table:table-row>
        <table:table-row table:style-name="ro1">
          <table:table-cell office:value-type="string" calcext:value-type="string">
            <text:p>synthetic 'native' pCMV</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3</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TGGAAAAAGCACCTGGGTTTTCCAGGTCCCGAGAGGCACATGGCCAATAAGGTGAATTTGGCAATTAGC CGTGTGTAAAGTTGGCTATTGGCCTCATAAAGCTTTGGCTCATGTCCCCGCACTGATCCGCCCAAGTGTAACACCGC CCCGAAGAAGCGTGACGTCAGGACTCACTGTGACGTATGCCGGGATAGGGGACTTTCCACTAGAAATCTGACGTCAG GGTAGGATAGTGGAGCCTGTGTACATTGGCAAGGTTAAGGCTGCCAATAGATACTTCTGACGTCAAAGACTGTACTG ACGGTGAACGTGAGGGACTTTCCTATAGTATAATTTGGCATACGAGTAATTTGGCAGTACACCCCTTAATTGAGTGG ATTCTTCAGGCGTGACTCAGTCGGATATAGGGGATTTCCCAACTGTGTTCTCCACTTCTGCTTTCTGACGTCATACC TACTGCTTGGCAATCGCAGACACCGCCCTTTACACGCCTGACGCTTTACAAATGGGCGGTAGGCGTGTACGGTGGGA GGTCTATATAAGCAGAGCTCGTTTAGTGAACCGTCAGATCGCCTGGAGACGCCATCCACGCTGTTTTGACCTCCATA GAAGACACCGGGACCGATCCAGCCTCCGCGGCCGGGAACGGTGCATTGGAACGCGGATTCCCCGTGCCAAGAGTGAC TCACCGTCCTTGACACG</text:p>
          </table:table-cell>
          <table:table-cell office:value-type="string" calcext:value-type="string">
            <text:p>Sequence of synthetic “native” pCMV variant, minus the underlined NotI and NheI restriction sites of the dual-reporter vector found in Fig. S2b.</text:p>
          </table:table-cell>
          <table:table-cell office:value-type="string" calcext:value-type="string">
            <text:p>http://pubs.acs.org/doi/10.1021/acssynbio.6b00080</text:p>
          </table:table-cell>
          <table:table-cell table:number-columns-repeated="3"/>
          <table:table-cell table:formula="of:=LEN([.L11])" office:value-type="float" office:value="711" calcext:value-type="float">
            <text:p>711</text:p>
          </table:table-cell>
        </table:table-row>
        <table:table-row table:style-name="ro1">
          <table:table-cell office:value-type="string" calcext:value-type="string">
            <text:p>synthetic 'sequential' pCMV</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2</text:p>
          </table:table-cell>
          <table:table-cell table:number-columns-repeated="2" office:value-type="string" calcext:value-type="string">
            <text:p>NA</text:p>
          </table:table-cell>
          <table:table-cell office:value-type="string" calcext:value-type="string">
            <text:p>#promoter</text:p>
          </table:table-cell>
          <table:table-cell office:value-type="string" calcext:value-type="string">
            <text:p>NA</text:p>
          </table:table-cell>
          <table:table-cell office:value-type="string" calcext:value-type="string">
            <text:p>TGGAAAAAGTTTCGGGCTTTTCCAAGAGAGAAGCGGCACATGGCCAAAAGTGAACAATTGGCAATTAGC CTATCCGAAAGTTGGCTATTGGCCTCCCTTCTCCTTGGCTCATGTCCATATTAAACATTGGCAGTACACCTATTAGT ATACCGCCCCTGTCATAAACCGCCCAAATACATACCCGCCCTTCTGCTCCCGGGCGGCCCTGTTTTTTGACGTCACT AAGCTTGCTGACGTCAACCCCTTCACTGACGTCAACAAAAATCGTGACGTCACCAGGGTTCCTGACGTATTAGTCCT GACTGACGATTAGGTAACTGACGCGCTGCCATTGGGACTTTCCACAATCTGCCGGGACTTTCCACGCTCACCGGTGG AGTCAGGCGCTAGTGGATTCCAATCAGGCTCCACACCTTTATAGTTGGCATTGCAGTACCTGCCAAATAAACCCAAT TGGCATCACCTGTATTTGGCAAGAAACGGTTTGACTCAAGCCACAAATGGGGATTTCCTAGGCGTGTACGGTGGGAG GTCTATATAAGCAGAGCTCGTTTAGTGAACCGTCAGATCGCCTGGAGACGCCATCCACGCTGTTTTGACCTCCATAG AAGACACCGGGACCGATCCAGCCTCCGCGGCCGGGAACGGTGCATTGGAACGCGGATTCCCCGTGCCAAGAGTGACT CACCGTCCTTGACACG</text:p>
          </table:table-cell>
          <table:table-cell office:value-type="string" calcext:value-type="string">
            <text:p>Sequence of synthetic “sequential” pCMV variant, minus the underlined NotI and NheI restriction sites of the dual-reporter vector found in Fig. S2b.</text:p>
          </table:table-cell>
          <table:table-cell office:value-type="string" calcext:value-type="string">
            <text:p>http://pubs.acs.org/doi/10.1021/acssynbio.6b00080</text:p>
          </table:table-cell>
          <table:table-cell table:number-columns-repeated="3"/>
          <table:table-cell table:formula="of:=LEN([.L12])" office:value-type="float" office:value="710" calcext:value-type="float">
            <text:p>710</text:p>
          </table:table-cell>
        </table:table-row>
        <table:table-row table:style-name="ro1">
          <table:table-cell office:value-type="string" calcext:value-type="string">
            <text:p>Ltsv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1</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TACGTCTGAGCGTGATACCCGCTCACTGAAGATGGCCCGGTAGGGCCGAAACGTA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3])" office:value-type="float" office:value="80" calcext:value-type="float">
            <text:p>80</text:p>
          </table:table-cell>
        </table:table-row>
        <table:table-row table:style-name="ro1">
          <table:table-cell office:value-type="string" calcext:value-type="string">
            <text:p>Scc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30</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ATGCTGTAGTGGGATGTGTGTCTCACCTGAAGAGTACAAAAGTCCGAAACGGTAT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4])" office:value-type="float" office:value="80" calcext:value-type="float">
            <text:p>80</text:p>
          </table:table-cell>
        </table:table-row>
        <table:table-row table:style-name="ro1">
          <table:table-cell office:value-type="string" calcext:value-type="string">
            <text:p>Ribo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9</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CTGTCACCGGATGTGCTTTCCGGTCTGATGAGTCCGTGAGGACGAAACAG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5])" office:value-type="float" office:value="75" calcext:value-type="float">
            <text:p>75</text:p>
          </table:table-cell>
        </table:table-row>
        <table:table-row table:style-name="ro1">
          <table:table-cell office:value-type="string" calcext:value-type="string">
            <text:p>Sar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8</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ACTGTCGCCGGATGTGTATCCGACCTGACGATGGCCCAAAAGGGCCGAAACAGT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6])" office:value-type="float" office:value="79" calcext:value-type="float">
            <text:p>79</text:p>
          </table:table-cell>
        </table:table-row>
        <table:table-row table:style-name="ro1">
          <table:table-cell office:value-type="string" calcext:value-type="string">
            <text:p>Plm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7</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TCATAAGTCTGGGCTAAGCCCACTGATGAGTCGCTGAAATGCGACGAAACTTATGA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7])" office:value-type="float" office:value="81" calcext:value-type="float">
            <text:p>81</text:p>
          </table:table-cell>
        </table:table-row>
        <table:table-row table:style-name="ro1">
          <table:table-cell office:value-type="string" calcext:value-type="string">
            <text:p>VtmoJ</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6</text:p>
          </table:table-cell>
          <table:table-cell table:number-columns-repeated="2" office:value-type="string" calcext:value-type="string">
            <text:p>NA</text:p>
          </table:table-cell>
          <table:table-cell office:value-type="string" calcext:value-type="string">
            <text:p>#ribozyme,#5insulator</text:p>
          </table:table-cell>
          <table:table-cell/>
          <table:table-cell office:value-type="string" calcext:value-type="string">
            <text:p>AGTCCGTAGTGGATGTGTATCCACTCTGATGAGTCCGAAAGGACGAAACGGACCTCTACAAATAATTTTGTTTAA</text:p>
          </table:table-cell>
          <table:table-cell office:value-type="string" calcext:value-type="string">
            <text:p>Self-cleaving ribozyme with insulator hairpin; useful as a transcriptional insulator to generate defined 5' RNA ends</text:p>
          </table:table-cell>
          <table:table-cell office:value-type="string" calcext:value-type="string">
            <text:p>https://doi.org/10.1038/nbt.2401</text:p>
          </table:table-cell>
          <table:table-cell table:number-columns-repeated="3"/>
          <table:table-cell table:formula="of:=LEN([.L18])" office:value-type="float" office:value="75" calcext:value-type="float">
            <text:p>75</text:p>
          </table:table-cell>
        </table:table-row>
        <table:table-row table:style-name="ro1">
          <table:table-cell office:value-type="string" calcext:value-type="string">
            <text:p>HDV-1</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5</text:p>
          </table:table-cell>
          <table:table-cell table:number-columns-repeated="2" office:value-type="string" calcext:value-type="string">
            <text:p>NA</text:p>
          </table:table-cell>
          <table:table-cell office:value-type="string" calcext:value-type="string">
            <text:p>#ribozyme,#3insulator</text:p>
          </table:table-cell>
          <table:table-cell/>
          <table:table-cell office:value-type="string" calcext:value-type="string">
            <text:p>gccggccatggtcccagcctcctcgctggcggccggtgggcaacattccgaggggaccgtcccctcggtaatggcgaatgggacc</text:p>
          </table:table-cell>
          <table:table-cell office:value-type="string" calcext:value-type="string">
            <text:p>Self-cleaving ribozyme; useful as a transcriptional insulator to generate defined 3' RNA ends</text:p>
          </table:table-cell>
          <table:table-cell office:value-type="string" calcext:value-type="string">
            <text:p>https://doi.org/10.1007/978-1-62703-113-4_7</text:p>
          </table:table-cell>
          <table:table-cell table:number-columns-repeated="3"/>
          <table:table-cell table:formula="of:=LEN([.L19])" office:value-type="float" office:value="85" calcext:value-type="float">
            <text:p>85</text:p>
          </table:table-cell>
        </table:table-row>
        <table:table-row table:style-name="ro1">
          <table:table-cell office:value-type="string" calcext:value-type="string">
            <text:p>HDV-2</text:p>
          </table:table-cell>
          <table:table-cell office:value-type="string" calcext:value-type="string">
            <text:p>oth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office:value-type="string" calcext:value-type="string">
            <text:p>Basics</text:p>
          </table:table-cell>
          <table:table-cell office:value-type="string" calcext:value-type="string">
            <text:p>0000-0002-5750-2424</text:p>
          </table:table-cell>
          <table:table-cell table:number-columns-repeated="2" office:value-type="string" calcext:value-type="string">
            <text:p>NA</text:p>
          </table:table-cell>
          <table:table-cell office:value-type="string" calcext:value-type="string">
            <text:p>#ribozyme,#3insulator</text:p>
          </table:table-cell>
          <table:table-cell/>
          <table:table-cell office:value-type="string" calcext:value-type="string">
            <text:p>GGCCGGCATGGTCCCAGCCTCCTCGCTGGCGCCGGCTGGGCAACATTCCGAGGGGACCGTCCCCTCGGAATGGCGAATGGGAC</text:p>
          </table:table-cell>
          <table:table-cell office:value-type="string" calcext:value-type="string">
            <text:p>Self-cleaving ribozyme; useful as a transcriptional insulator to generate defined 3' RNA ends</text:p>
          </table:table-cell>
          <table:table-cell office:value-type="string" calcext:value-type="string">
            <text:p>https://doi.org/10.1007/978-1-62703-113-4_7</text:p>
          </table:table-cell>
          <table:table-cell table:number-columns-repeated="3"/>
          <table:table-cell table:formula="of:=LEN([.L20])" office:value-type="float" office:value="83" calcext:value-type="float">
            <text:p>83</text:p>
          </table:table-cell>
        </table:table-row>
        <table:table-row table:style-name="ro1">
          <table:table-cell office:value-type="string" calcext:value-type="string">
            <text:p>Oscimum basilicum Gernaiol synthase</text:p>
          </table:table-cell>
          <table:table-cell office:value-type="string" calcext:value-type="string">
            <text:p>CDS</text:p>
          </table:table-cell>
          <table:table-cell office:value-type="string" calcext:value-type="string">
            <text:p>Wajid Waheed</text:p>
          </table:table-cell>
          <table:table-cell office:value-type="string" calcext:value-type="string">
            <text:p>bhatwaji@msu.edu</text:p>
          </table:table-cell>
          <table:table-cell office:value-type="string" calcext:value-type="string">
            <text:p>Michigan State University</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TCTTGTGCACGGATCACCGTAACATTGCCGTATCGCTCCGCAAAAACATCAATTCAACGGGGAATTACGCATTACCCCGCCCTTATACGCCCACGCTTCTCTGCTTGCACGCCTTTGGCATCGGCAATGCCTCTAAGTTCAACTCCTCTCATCAACGGGGATAACTCTCAGCGTAAAAACACACGTCAACACATGGAGGAGAGCAGCAGCAAGAGGAGAGAATATCTGCTGGAGGAAACGACGCGAAAACTGCAGAGAAACGACACCGAATCGGTGGAGAAACTCAAGCTTATCGACAACATCCAACAGTTGGGAATCGGCTACTATTTTGAGGACGCCATCAACGCCGTACTCCGCTCGCCTTTCTCCACCGGAGAAGAGGACCTCTTCACCGCTGCTCTGCGCTTCCGCTTGCTCCGCCACAACGGCATCGAAATCAGCCCTGAAATATTCCTAAAATTCAAGGACGAGAGGGGAAAATTCGACGAATCGGACACGCTAGGGTTACTGAGCTTGTACGAAGCGTCAAATTTGGGGGTTGCAGGAGAAGAAATATTGGAGGAGGCTATGGAGTTTGCGGAGGCTCGCCTCAGACGGTCGCTGTCAGAGCCGGCGGCGCCGCTTCATGGTGAGGTGGCGCAAGCGCTAGATGTGCCGAGGCATCTGAGAATGGCGAGGTTGGAAGCCAGACGATTCATCGAGCAGTATGGTAAACAGAGCGATCATGATGGAGATCTTTTGGAGCTGGCAATTTTGGATTATAATCAAGTTCAGGCTCAACACCAATCCGAACTCACTGAAATAATCAGGTGGTGGAAGGAGCTCGGTTTGGTGGATAAGTTGAGTTTTGGGCGAGACAGACCATTGGAGTGCTTTTTGTGGACCGTGGGGCTCCTCCCAGAGCCCAAGTATTCGAGCGTTAGAATAGAGTTGGCGAAAGCCATCTCTATTCTCTTAGTGATCGATGATATTTTCGATACCTATGGAGAGATGGATGACCTCATCCTCTTCACCGATGCAATTCGAAGATGGGATCTTGAAGCAATGGAGGGGCTCCCTGAGTACATGAAAATATGCTACATGGCGTTGTACAATACCACCAATGAAGTATGCTACAAAGTGCTCAGGGATACTGGACGGATTGTCCTCCTTAACCTCAAATCTACGTGGATAGACATGATTGAAGGTTTCATGGAGGAAGCAAAATGGTTCAATGGTGGAAGTGCACCAAAATTGGAAGAGTATATAGAGAATGGAGTGTCCACGGCAGGAGCATACATGGCTTTTGCACACATCTTCTTTCTCATAGGAGAAGGTGTTACACACCAAAATTCCCAACTCTTCACCCAAAAACCCTACCCCAAGGTTTTCTCCGCCGCCGGCCGCATTCTTCGCCTCTGGGATGATCTCGGAACCGCCAAGGAGGAGCAAGAGCGAGGAGATCTGGCTTCGTGCGTGCAGTTATTTATGAAAGAGAAGTCGTTGACGGAAGAGGAGGCAAGAAGTCGCATTTTGGAAGAGATAAAAGGATTATGGAGGGATCTGAATGGGGAACTGGTCTACAACAAGAATTTGCCGTTATCCATAATCAAAGTCGCACTTAACATGGCGAGAGCTTCTCAAGTTGTGTACAAGCACGATCAAGACACTTATTTTTCAAGCGTAGACAATTATGTGGATGCCCTCTTCTTCACTCAATGA</text:p>
          </table:table-cell>
          <table:table-cell office:value-type="string" calcext:value-type="string">
            <text:p>These two genes belong to the iridoid pathway in Picrorhiza kurrooa- a highly endangered medicinal plant. In order to engineer heterologous hosts to produce a synthetic biology platform for producing picrosides, I have selected two genes to test the functionality fo a novel P. kurrooa P450 and engineer N. benthamiana to produce picrosides.</text:p>
          </table:table-cell>
          <table:table-cell office:value-type="string" calcext:value-type="string">
            <text:p>NA</text:p>
          </table:table-cell>
          <table:table-cell table:number-columns-repeated="3"/>
          <table:table-cell table:formula="of:=LEN([.L21])" office:value-type="float" office:value="1704" calcext:value-type="float">
            <text:p>1704</text:p>
          </table:table-cell>
        </table:table-row>
        <table:table-row table:style-name="ro1">
          <table:table-cell office:value-type="string" calcext:value-type="string">
            <text:p>Picrorhiza kurrooa geraniol 10-hydroxylase</text:p>
          </table:table-cell>
          <table:table-cell office:value-type="string" calcext:value-type="string">
            <text:p>CDS</text:p>
          </table:table-cell>
          <table:table-cell office:value-type="string" calcext:value-type="string">
            <text:p>Wajid Waheed</text:p>
          </table:table-cell>
          <table:table-cell office:value-type="string" calcext:value-type="string">
            <text:p>bhatwaji@msu.edu</text:p>
          </table:table-cell>
          <table:table-cell office:value-type="string" calcext:value-type="string">
            <text:p>Michigan State University</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GATTTCCTCACCATCATCCTTGGCCTCTTATTCGCCATCACCTTAATCCATGGCTACCAACTCCTCTCCTCCAAGGGCAAAAGGCTTCCTCCCGGCCCGACACCGCTACCCCTAATCGGAAGCCTCCATTTACTCGGCGATCAACCCCACCAATCTTTAGCCAAACTAGCCAAGAAACATGGTGAACTTATGTGCCTTCGACTCGGGTTCATAAACACGATTGTCATTTCCTCGGCAGCCATGGCTAAAGAAGTACTTCAAAAGCAGGATTTAGCGTTTTCGAGTAGAATGTCACCTAATGCCGTCCATGCCCACGACCAGTTCAAATACTCTGTCGTGTGGCTCCCCGTGGCGGCCAGGTGGAGAAGCCTCCGCAAGGTTTTAAACTCAAAAATCTTTTCTGGAAACCGAATGGACGCGAACCAACACCTGAGGGGTCGGAAAAGGCAAGAGCTGATCGCCTATTGTAGGAAGAGGAGCCAAACCGGCGGTGCAGGGGACATGGGACGCGCCCCTTTCAGGAACCCGGTGAATTTGGCTGTCGAACACGATTTCTTCAAAAGAATTGAAGATCCTTATTCGGATTCGGCGAAGGAGTTCAAGGATCTTGTGTGGAATATCATGTTGGAGGCCGGGAAGCCGAATTTGGTGGATTTTTACCCGGTTCTTGAGAAAGTTGATCCCCAAGGGATACGGAAACGTATGACTGTACATTTCGGGAAGGTGATTGAGCTTTTCAGTGGATTGATCAATGAAAGGACTGAAAAGGGAAAGACGCAAGATGCTGGAACCACCGATGTCATTGATGTGCTCCTCAAGATAAGTAAAGAAAATCCAGATGAAATTGACAGGACTCACATCGAACGCTTGTGCTTGGACTTATTCGTCGCCGGAACTGACACCACATCAAACACATTAGAATGGGCAATGGCAGAGTCGCTAAAAAACCCAGAGATAATGAAAAAAGCCAAAGCCGAGCTGGAACAAGTCATCGGAAAAGGGAAAGTACTAGACGAAGCAGATATCCAACGCTTACCTTATCTGAGATGCATGGTGAAGGAGACTCTAAGAATCCATCCACCCGTTCCGTTCCTAATTCCTCGCAAAGTGGAGCAAGACGTGGAAGTTTGCGGCTACACCGTGCCTAAAAACTCACAAGTGTTCGTCAATGCATGGGCAATTGGAAGGGACGCTGAAACGTGGCCTAATCCCCTTGAATTTAAACCGGAGAGGTTTATGGAATCTGAAGTGGACATGAGAGGAAGAGACTTCGAGCTGATTCCGTTCGGCGCCGGGAGAAGGATTTGCCCTGGATTGCCGTTGGCTCTGCGTATGGTTCCGGTGATGTTGGGATCGCTTTTGAACTCGTTCGATTGGAAGCTTGAAGGAGGGGCTGGGCCAAAGGAATTGGATATGGAGGAGAAATTTGGGATCACGTTGCAGAAGGCGCTTCCTCTTATGGCTGTTCCGGTTCCTCTGTGA</text:p>
          </table:table-cell>
          <table:table-cell office:value-type="string" calcext:value-type="string">
            <text:p>These two genes belong to the iridoid pathway in Picrorhiza kurrooa- a highly endangered medicinal plant. In order to engineer heterologous hosts to produce a synthetic biology platform for producing picrosides, I have selected two genes to test the functionality fo a novel P. kurrooa P450 and engineer N. benthamiana to produce picrosides.</text:p>
          </table:table-cell>
          <table:table-cell office:value-type="string" calcext:value-type="string">
            <text:p>NA</text:p>
          </table:table-cell>
          <table:table-cell table:number-columns-repeated="3"/>
          <table:table-cell table:formula="of:=LEN([.L22])" office:value-type="float" office:value="1485" calcext:value-type="float">
            <text:p>1485</text:p>
          </table:table-cell>
        </table:table-row>
        <table:table-row table:style-name="ro1">
          <table:table-cell office:value-type="string" calcext:value-type="string">
            <text:p>Apoaequorin optimized for plants</text:p>
          </table:table-cell>
          <table:table-cell office:value-type="string" calcext:value-type="string">
            <text:p>CDS</text:p>
          </table:table-cell>
          <table:table-cell office:value-type="string" calcext:value-type="string">
            <text:p>Connor Tansley</text:p>
          </table:table-cell>
          <table:table-cell office:value-type="string" calcext:value-type="string">
            <text:p>c.tansley@uea.ac.uk</text:p>
          </table:table-cell>
          <table:table-cell office:value-type="string" calcext:value-type="string">
            <text:p>University of East Anglia</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tctgtcaaacttacatcagacttcgacaacccaagatggattggacgacacaagcatatgttcaatttccttgatgtcaaccacaatggaaaaatctctcttgacgagatggtctacaaggcatctgatattgtcatcaataaccttggagcaacacctgagcaagccaaacgacacaaagatgctgtggaagccttcttcggaggagctggaatgaaatatggtgtggaaactgattggcctgcatatattgaaggatggaaaaaattggctactgatgaattggagaaatacgccaaaaacgaaccaaccctcatccgcatatggggtgatgctttgtttgatatcgttgacaaagatcaaaatggagctattacactggatgaatggaaagcatacaccaaagctgctggtatcatccaatcatcagaagattgcgaggaaacattcagagtgtgcgatattgatgaaagtggacaactcgatgttgatgagatgacaagacagcatctgggattttggtacaccatggatcctgcttgcgaaaagctctacggtggagctgtccccTGA</text:p>
          </table:table-cell>
          <table:table-cell office:value-type="string" calcext:value-type="string">
            <text:p>Apoaequorin CDS codon optimised for plants without the first 7 amino acids. patents in other jurisdictions but not Europe.</text:p>
          </table:table-cell>
          <table:table-cell office:value-type="string" calcext:value-type="string">
            <text:p>NA</text:p>
          </table:table-cell>
          <table:table-cell table:number-columns-repeated="3"/>
          <table:table-cell table:formula="of:=LEN([.L23])" office:value-type="float" office:value="576" calcext:value-type="float">
            <text:p>576</text:p>
          </table:table-cell>
        </table:table-row>
        <table:table-row table:style-name="ro1">
          <table:table-cell office:value-type="string" calcext:value-type="string">
            <text:p>BBa_J97001</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60</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tcgtctggtgcactgttgtttcatggtaaaatcccgtatgttgtagaaatggaaggcaatgtcgatggtcacacctttagcattcgcggcaagggttacggtgacgcgagcgttggtaaggtcgacgcgcagtttatctgcaccacgggtgacgtcccggtgccgtggagcacgttggtgacgacgctgacttacggtgcccaatgtttcgcgaaatatggcccggggctgaaagacttctacaaatcctgtatgccggaaggttatgtgcaagagcgcactattacctttgagggtgacggtgtctttaagacccgtgccgaagtgaccttcgaaaacggtagcgtttacaaccgtgtcaagctgaatggccagggtttcaaaaaggatggtcacgttctgggtaagaatctggaattcaacttcaccccacactgcctgtacatctggggcgatcaagcgaatcatggtctgaaaagcgcatttaagatcatgcacgagattaccggctccaaagaagatttcatcgtggctgatcacacccagatgaataccccgattggcggtggccctgtgcacgttccggaatatcatcacctgaccgtctggacgagcttcggtaaggatccggatgacgacgaaaccgaccacctgaacatcgtagaggttatcaaagcagtggacctggagacgtatcgc</text:p>
          </table:table-cell>
          <table:table-cell/>
          <table:table-cell office:value-type="string" calcext:value-type="string">
            <text:p>https://doi.org/10.1186/1754-1611-7-29</text:p>
          </table:table-cell>
          <table:table-cell table:number-columns-repeated="3"/>
          <table:table-cell table:formula="of:=LEN([.L24])" office:value-type="float" office:value="702" calcext:value-type="float">
            <text:p>702</text:p>
          </table:table-cell>
        </table:table-row>
        <table:table-row table:style-name="ro1">
          <table:table-cell office:value-type="string" calcext:value-type="string">
            <text:p>BBa_J97003</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9</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tcgtctggtgcactgttgtttcatggtaaaatcccgtatgttgtagaaatggaaggcaatgtcgatggtcacacctttagcattcgcggcaagggttacggtgacgcgagcgttggtaaggtcgacgcgcagtttatctgcaccacgggtgacgtcccggtgccgtggagcacgttggtgacgacgctgacttacggtgcccaatgtttcgcgaaatatggcccggggctgaaagacttctacaaatcctgtatgccggaaggttatgtgcaagagcgcactattacctttgagggtgacggtgtctttaagacccgtgccgaagtgaccttcgaaaacggtagcgtttacaaccgtgtcaagctgaatggccagggtttcaaaaaggatggtcacgttctgggtaagaatctggaattcaacttcaccccacactgcctgtacatctggggcgatcaagcgaatcatggtctgaaaagcgcatttaagatcatgcacgagattaccggctccaaagaagatttcatcgtggctgatcacacccagatgaataccccgattggcggtggccctgtgcacgttccggaatatcatcacctgaccgtctggacgagcttcggtaaggatccggatgacgacgaaaccgaccacctgaacatcgtagaggttatcaaagcagtggacctggagacgtatcgc</text:p>
          </table:table-cell>
          <table:table-cell/>
          <table:table-cell office:value-type="string" calcext:value-type="string">
            <text:p>https://doi.org/10.1186/1754-1611-7-29</text:p>
          </table:table-cell>
          <table:table-cell table:number-columns-repeated="3"/>
          <table:table-cell table:formula="of:=LEN([.L25])" office:value-type="float" office:value="702" calcext:value-type="float">
            <text:p>702</text:p>
          </table:table-cell>
        </table:table-row>
        <table:table-row table:style-name="ro1">
          <table:table-cell office:value-type="string" calcext:value-type="string">
            <text:p>pSBBs1C</text:p>
          </table:table-cell>
          <table:table-cell office:value-type="string" calcext:value-type="string">
            <text:p>Integration Vecto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8</text:p>
          </table:table-cell>
          <table:table-cell table:number-columns-repeated="2" office:value-type="string" calcext:value-type="string">
            <text:p>NA</text:p>
          </table:table-cell>
          <table:table-cell table:number-columns-repeated="2"/>
          <table:table-cell office:value-type="string" calcext:value-type="string">
            <text:p>tactagtagcggccgctgcagtccggcaaaaaagggcaaggtgtcaattctcatgtttgacagcttatcatcggcaatagttacccttattatcaagataagaaagaaaaggatttttcgctacgctcaaatcctttaaaaaaacacaaaagaccacattttttaatgtggtctttattcttcaactaaagcacccattagttcaacaaacgaaaattggataaagtgggatatttttaaaatatatatttatgttacagtaatattgacttttaaaaaaggattgattctaatgaagaaagcagacaagtaagcctcctaaattcactttagataaaaatttaggaggcatatcaaatgaactttaataaaattgatttagacaattggaagagaaaagagatatttaatcattatttgaaccaacaaacgacttttagtataaccacagaaattgatattagtgttttataccgaaacataaaacaagaaggatataaattttaccctgcatttattttcttagtgacaagggtgataaactcaaatacagcttttagaactggttacaatagcgacggagagttaggttattgggataagttagagccactttatacaatttttgatggtgtatctaaaacattctctggtatttggactcctgtaaagaatgacttcaaagagttttatgatttatacctttctgatgtagagaaatataatggttcggggaaattgtttcccaaaacacctatacctgaaaatgctttttctctttctattattccatggacttcatttactgggtttaacttaaatatcaataataatagtaattaccttctacccattattacagcaggaaaattcattaataaaggtaattcaatatatttaccgctatctttacaggtacatcattctgtttgtgatggttatcatgcaggattgtttatgaactctattcaggaattgtcagataggcctaatgactggcttttataatatgagataatgccgactgtactttttacagtcggttttctaatgtcactaacctgccccgttagttgaagaaggtttttatattacagctccagatcctctacgccggacgcatcgtggccggcatcaccggcgccacaggtgcggttgctggcgcctatatcgccgacatcaccgatggggaagatcgggctcgccacttcgggctcatgagcgcttgtttcggcgtgggtatggtggcaggccccgtggccgggggactgttgggcgccatctccttgcatgcaccattccttgcggcggcggtgctcaacggcctcaacctactactgggctgcttcctaatgcaggagtcgcataagggagagcgtcgacatggatgagcgatgatgatatccgtttaggctgggcggtgatagcttctcgttcaggcagtacgcctcttttcttttccagacctgagggaggcggaaatggtgtgaggttcccggggaaaagccaaataggcgatcgcgggagtgctttatttgaagatcaggctatcactgcggtcaatagatttcacaatgtgatggctggacagcctgaggaactctcgaacccgaatggaaacaaccagatatttatgaatcagcgcggctcacatggcgttgtgctggcaaatgcaggttcatcctctgtctctatcaatacggcaacaaaattgcctgatggcaggtatgacaataaagctggagcgggttcatttcaagtgaacgatggtaaactgacaggcacgatcaatgccaggtctgtagctgtgctttatcctgatgatattgcaaaagcgcctcatgttttccttgagaattacaaaacaggtgtaacacattctttcaatgatcaactgacgattaccttgcgtgcagatgcgaatacaacaaaagccgtttatcaaatcaataatggaccagacgacaggcgtttaaggatggagatcaattcacaatcggaaaaggagatccaatttggcaaaacatacaccatcatgttaaaaggaacgaacagtgatggtgtaacgaggaccgagaaatacagttttgttaaaagagatccagcgtcggccaaaaccatcggctatcaaaatccgaatcattggagccaggtaaatgcttatatctataaacatgatgggagccgagtaattgaattgaccggatcttggcctggaaaaccaatgactaaaaatgcagacggaatttacacgctgacgctgcctgcggacacggatacaaccaacgcaaaagtgatttttaataatggcagcgcccaagtgcccggtcagaatcagcctggctttgattacgtgctaaatggtttatataatgactcgggcttaagcggttctcttccccattgagggcaaggctagacgggacttaccgaaagaaaccatcaatgatggtttcttttttgttcataaatcagacaaaacttttctcttgcaaaagtttgtgaagtgttgcacaatataaatgtgaaatacttcacaaacaaaaagacatcaaagagaaacataccctgcaaggatgctgatattgtctgcatttgcgccggagcaaaccaaaaacctggtgagacacgccttgaattagtagaaaagaacttgaagattttcaaaggcatcgttagtgaagtcatggcgagcggatttgacggcattttcttagtcgcgacgcgaggctggatggccttccccattatgattcttctcgcttccggcggcatcgggatgcccgcgttgcaggccatgctgtccaggcaggtagatgacgaccatcagggacagcttcaaggatcgctcgcggctcttaccagcctaacttcgatcactggaccgctgatcgtcacggcgatttatgccgcctcggcgagcacatggaacgggttggcatggattgtaggcgccgccctataccttgtctgcctccccgcgttgcgtcgcggtgcatggagccgggccacctactgaagtggatttctttaagagctcctttaacttcctcaccagtagttgtatcggtaccataagtagaagcagcaacccaagtagctttaccagcatccggttcaaccagcatagtaagaatcttactggacatcggcagttcttcgaacagtgcgccaactaccagctctttctccagaatgggctatacctcttttacctaaagagcatgtaactttactggatatagctagaaaaggctatcggggagagtgtgatgataagtgggaaggactatattcaaaggtgaaagcactcgttaagtatatgaaaaattctatagaaacttctctcaattaggctaattttattgcaataacaggtgcttacttttctggagttctttagcaaatttttttattagctgaacttagtattagtggccatactcctccaatccaaagctatttagaaagattactatatcctcaaacaggcggtaaccggcctcttcatcgggaatgcgcgcgaccttcagcatcgccggcatgtccccctggcggacgggaagtatccagctcgaggtcgggccgcgttgctggcgtttttccataggctccgcccccctgacgagcatcacaaaaatcgacgctcaagtcagaggtggcgaaacccgacaggactataaagataccaggcgtttccccctggaagctccctcgtgcgctctcctgttccgaccctgccgcttaccggatacctgtccgcctttctcccttcgggaagcgtggcgctttctcatagctcacgctgtaggtatctcagttcggtgtaggtcgttcgctccaagctgggctgtgtgcacgaaccccccgttcagcccgaccgctgcgccttatccggtaactatcgtcttgagtccaacccggtaagacacgacttatcgccactggcagcagccactggtaacaggattagcagagcgaggtatgtaggcggtgctacagagttcttgaagtggtggcctaactacggctacactagaaggacagtatttggtatctgcgctctgctgaagccagttaccttcggaaaaagagttgatagctcttgatccggcaaacaaaccaccgctggtagcggtggtttttttgtttgcaagcagcagattacgcgcagaaaaaaaggatctcaagaagatcctttgatcttttctacggggtctgacgctcagtggaacgaaaactcacgttaagggattttggtcatgagattatcaaaaaggatcttcacctagatccttttaaattaaaaatgaagttttaaatcaatctaaagtatatatgagtaaacttggtctgacagttaccaatgcttaatcagtgaggcacctatctcagcgatctgtctatttcgttcatccatagttgcctgactccccgtcgtgtagataactacgatacgggagggcttaccatctggccccagtgctgcaatgataccgcgagacccacgctcaccggctccagatttatcagcaataaaccagccagccggaagggccgagcgcagaagtggtcctgcaactttatccgcctccatccagtctattaattgttgccgggaagctagagtaagtagttcgccagttaatagtttgcgcaacgttgttgccattgctgccggcatcgtggtgtcacgctcgtcgtttggtatggcttcattcagctccggttcccaacgatcaaggcgagttacatgatcccccatgttgtgcaaaaaagcggttagctccttcggtcctccgatcgttgtcagaagtaagttggccgcagtgttatcactcatggttatggcagcactgcataattctcttactgtcatgccatccgtaagatgcttttctgtgactggtgagtactcaaccaagtcattctgagaatagtgtatgcggcgaccgagttgctcttgcccggcgtcaacacgggataataccgcgccacatagcagaactttaaaagtgctcatcattggaaaacgttcttcggggcgaaaactctcaaggatcttaccgctgttgagatccagttcgatgtaacccactcgtgcacccaactgatcttcagcatcttttactttcaccagcgtttctgggtgagcaaaaacaggaaggcaaaatgccgcaaaaaagggaataagggcgacacggaaatgttgaatactcatactcttcctttttcaatattattgaagcatttatcagggttattgtctcatgagcggatacatatttgaatgtatttagaaaaataaacaaataggggttccgcgcacatttccccgaaaagtgccacctgacgtctaagaaaccattattatcatgacattaacctataaaaataggcgtatcacgaggccctttcgtcttcaagaattaacaaaattctccagtcttcacatcggtttgaaaggaggaagcggaagaatgaagtaagagggatttttgactccgaagtaagtcttcaaaaaatcaaataaggagtgtcaagaatgtttgcaaaacgattcaaaacctctttactgccgttattcgctggatttttattgctgtttcatttggttctggcaggaccggcggctgcgagtgctgaaacggcgaacaaatcgaatgagcttacagcaccgtcgatcaaaagcggaaccattcttcatgcatggaattggtcgttcaatacgttaaaacacaatatgaaggatattcatgatgcaggatatacagccattcagacatctccgattaaccaagtaaaggaagggaatcaaggagataaaagcatgtcgaactggtactggctgtatcagccgacatcgtatcaaattggcaaccgttacttaggtactgaacaagaatttaaagaaatgtgtgcagccgctgaagaatatggcataaaggtcattgttgacgcggtcatcaatcataccaccagtgattatgccgcgatttccaatgaggttaagagtattccaaactggacacatggaaacacacaaattaaaaactggtctgatcggatcctagaagcttatcgaattcgcggccgcttctagag</text:p>
          </table:table-cell>
          <table:table-cell office:value-type="string" calcext:value-type="string">
            <text:p>Empty vector, integrates at amyE, ampr, cmr</text:p>
          </table:table-cell>
          <table:table-cell office:value-type="string" calcext:value-type="string">
            <text:p>https://doi.org/10.1186/1754-1611-7-29</text:p>
          </table:table-cell>
          <table:table-cell table:number-columns-repeated="3"/>
          <table:table-cell table:formula="of:=LEN([.L26])" office:value-type="float" office:value="6105" calcext:value-type="float">
            <text:p>6105</text:p>
          </table:table-cell>
        </table:table-row>
        <table:table-row table:style-name="ro1">
          <table:table-cell office:value-type="string" calcext:value-type="string">
            <text:p>pSBBs2E</text:p>
          </table:table-cell>
          <table:table-cell office:value-type="string" calcext:value-type="string">
            <text:p>Integration Vecto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7</text:p>
          </table:table-cell>
          <table:table-cell table:number-columns-repeated="2" office:value-type="string" calcext:value-type="string">
            <text:p>NA</text:p>
          </table:table-cell>
          <table:table-cell table:number-columns-repeated="2"/>
          <table:table-cell office:value-type="string" calcext:value-type="string">
            <text:p>gtcgcgatgattaattaattcagaacgctcggttgccgccgggcgttttttatgcagcaatggcaagaacgtcccggggagctcccgcgggcggccgcactcttcctttttcaatattattgaagcatttatcagggttattgtctcatgagcggatacatatttgaatgtatttagaaaaataaacaaataggggttccgcgcacatttccccgaaaagtgccacctgacgtctaagaaaccattattatcatgacattaacctataaaaataggcgtatcacgaggccctttcgtcttcaagaattgatcctctagcacaaaagaaaaacgaaatgatacaccaatcagtgcaaaaaaagatataatgggagataagacggttcgtgttcgtgctgacttgcaccatatcataaaaatcgaaacagcaaagaatggcggaaacgtaaaagaagttatggaaataagacttagaagcaaacttaagagtgtgttgatagtgcagtatcttaaaattttgtataataggaattgaagttaaattagatgctaaaaatttgtaattaagaaggagtgattacatgaacaaaaatataaaatattctcaaaactttttaacgagtgaaaaagtactcaaccaaataataaaacaattgaatttaaaagaaaccgataccgtttacgaaattggaacaggtaaagggcatttaacgacgaaactggctaaaataagtaaacaggtaacgtctattgaattagacagtcatctattcaacttatcgtcagaaaaattaaaactgaatactcgtgtcactttaattcaccaagatattctacagtttcaattccctaacaaacagaggtataaaattgttgggagtattccttaccatttaagcacacaaattattaaaaaagtggtttttgaaagccatgcgtctgacatctatctgattgttgaagaaggattctacaagcgtaccttggatattcaccgaacactagggttgctcttgcacactcaagtctcgattcagcaattgcttaagctgccagcggaatgctttcatcctaaaccaaaagtaaacagtgtcttaataaaacttacccgccataccacagatgttccagataaatattggaagctatatacgtactttgtttcaaaatgggtcaatcgagaatatcgtcaactgtttactaaaaatcagtttcatcaagcaatgaaacacgccaaagtaaacaatttaagtaccgttacttatgagcaagtattgtctatttttaatagttatctattatttaacgggaggaaataattctatgagtcgcttttgtaaatttggaaagttacacgttactaaagggaatgtagataaattattaggtatactactgacagcttccaaggagctaaagaggtccctagactctaggactctctagcttgaggcatcaaataaaacgaaaggctcagtcgaaagactgggcctttcgttttatctgttgtttgtcggtgaacgctctcctgagtaggacaaatccgccgctctagctaagcagaaggccatcctgacggatggcctttttgcgtttctacaaactcttgttaactcctagagcggccgcatcgattcacagtggcaatctcccccgtattcgtttgaaatgtgccacattaacagcgccgggtgatgtccgtatcgttctgctaataagcggttgatgtgccgtgttttttctcggtagactttagatgtgaggcagtggttgtgccttccgccgtgcagctgtttgacgcgggaggcattgacgcgcaaaacttccggataggtttgcgacagccaggccggacgggctccgctcggcgttgctaatatgacccggccgcctatactgtgaatccgctcaaaaatatcatccagccattcaaattgatatacgccctcctccggctcaagtgcgctccatgcaaaaatgccgacagaaaacgtattcgtatgagaaagcttcatcagtttgatatcgtcagctaaaatatcgggccgatccagccactgatcggggttgtagtctcccccatggagcataaattttgcttttgttacgtgcgttttttcaagctttgacatcaccccatcctgatattgtctgcatttgcgccggagcaaaccaaaaacctggtgagacacgccttgaattagtagaaaagaacttgaagattttcaaaggcatcgttagtgaagtcatggcgagcggatttgacggcattttcttagtcgcgacgcgaggctggatggccttccccattatgattcttctcgcttccggcggcatcgggatgcccgcgttgcaggccatgctgtccaggcaggtagatgacgaccatcagggacagcttcaaggatcgctcgcggctcttaccagcctaacttcgatcactggaccgctgatcgtcacggcgatttatgccgcctcggcgagcacatggaacgggttggcatggattgtaggcgccgccctataccttgtctgcctccccgcgttgcgtcgcggtgcatggagccgggccacctcgacctgaatggaagccggcggcacctcgctaacggattcaccactccaagaattggagccaatcaattcttgcggagaactgtgaatgcgcaaaccaacccttggcagaacatatccatcgcgtccgccatctccagcagccgcacgcggcgcatctcgggcagcgttgggtcctggccacgggtgcgcatgatcgtgctcctgtcgttgaggacccggctaggctggcggggttgccttactggttagcagaatgaatcaccgatacgcgagcgaacgtgaagcgactgctgctgcaaaacgtctgcgacctgagcaacaacatgaatggtcttcggtttccgtgtttcgtaaagtctggaaacgcggaagtcagcgccctgcaccattatgttccggatctgcatcgcaggatgctgctggctaccctgtggaacacctacatctgtattaacgaagcgctggcattgaccctgagtgatttttctctggtcccgccgcatccataccgccagttgtttaccctcacaacgttccagtaaccgggcatgttcatcatcagtaacccgtatcgtgagcatcctctctcgtttcatcggtatcattacccccatgaacagaaattcccccttacacggaggcatcaagtgaccaaacaggaaaaaaccgcccttaacatggcccgctttatcagaagccagacattaacgcttctggagaaactcaacgagctggacgcggatgaacaggcagacatctgtgaatcgcttcacgaccacgctgatgagctttaccgcagctgcctcgcgcgtttcggtgatgacggtgaaaacctctgacacatgcagctcccggagacggtcacagcttgtctgtaagcggatgccgggagcagacaagcccgtcagggcgcgtcagcgggtgttggcgggtgtcggggcgcagccatgacccagtcacgtagcgatagcggagtgtatactggcttaactatgcggcatcagagcagattgtactgagagtgcaccatatgcggtgtgaaataccgcacagatgcgtaaggagaaaataccgcatcaggcgctcttccgcttcctcgctcactgactcgctgcgctcggtcgttcggctgcggcgagcggtatcagctcactcaaaggcggtaatacggttatccacagaatcaggggataacgcaggaaagaacatgtgagcaaaaggccagcaaaaggccaggaaccgtaaaaaggccgcgttgctggcgtttttccataggctccgcccccctgacgagcatcacaaaaatcgacgctcaagtcagaggtggcgaaacccgacaggactataaagataccaggcgtttccccctggaagctccctcgtgcgctctcctgttccgaccctgccgcttaccggatacctgtccgcctttctcccttcgggaagcgtggcgctttctcaatgctcacgctgtaggtatctcagttcggtgtaggtcgttcgctccaagctgggctgtgtgcacgaaccccccgttcagcccgaccgctgcgccttatccggtaactatcgtcttgagtccaacccggtaagacacgacttatcgccactggcagcagccactggtaacaggattagcagagcgaggtatgtaggcggtgctacagagttcttgaagtggtggcctaactacggctacactagaaggacagtatttggtatctgcgctctgctgaagccagttaccttcggaaaaagagttggtagctcttgatccggcaaacaaaccaccgctggtagcggtggtttttttgtttgcaagcagcagattacgcgcagaaaaaaaggatctcaagaagatcctttgatcttttctacggggtctgacgctcagtggaacgaaaactcacgttaagggattttggtcatgagattatcaaaaaggatcttcacctagatccttttaaattaaaaatgaagttttaaatcaatctaaagtatatatgagtaaacttggtctgacagttaccaatgcttaatcagtgaggcacctatctcagcgatctgtctatttcgttcatccatagttgcctgactccccgtcgtgtagataactacgatacgggagggcttaccatctggccccagtgctgcaatgataccgcgagacccacgctcaccggctccagatttatcagcaataaaccagccagccggaagggccgagcgcagaagtggtcctgcaactttatccgcctccatccagtctattaattgttgccgggaagctagagtaagtagttcgccagttaatagtttgcgcaacgttgttgccattgctgccggcatcgtggtgtcacgctcgtcgtttggtatggcttcattcagctccggttcccaacgatcaaggcgagttacatgatcccccatgttgtgcaaaaaagcggttagctccttcggtcctccgatcgttgtcagaagtaagttggccgcagtgttatcactcatggttatggcagcactgcataattctcttactgtcatgccatccgtaagatgcttttctgtgactggtgagtactcaaccaagtcattctgagaatagtgtatgcggcgaccgagttgctcttgcccggcgtcaacacgggataataccgcgccacatagcagaactttaaaagtgctcatcattggaaaacgttcttcggggcgaaaactctcaaggatcttaccgctgttgagatccagttcgatgtaacccactcgtgcacccaactgatcttcagcatcttttactttcaccagcgtttctgggtgagcaaaaacaggaaggcaaaatgccgcaaaaaagggaataagggcgacacggaaatgttgaatactcatactcttcctttttcaatattattgaagcatttatcagggttattgtctcatgagcggatacatatttgaatgtatttagaaaaataaacaaataggggttccgcgcacatttccccgaaaagtgccacctgacgtctaagaaaccattattatcatgacattaacctataaaaataggcgtatcacgaggccctttcgtcttcaagaatgatgggctaatgtgtgtttacgacaattctcacttcatacttttccatcgtcaggtcgcctgacaatatgtctcctgtcattatgtccttcacactctgatcaaacgtgaccagctgtttttcttccgtgaaattcatgacaaaaatataatcattgtcctgatcctgcctcgcttgtacggagacgccttttccgtgccgaaccggaaaaactggagagagagacaggtctgtgatcagaccctcatagaaatcacgctgaaattgatcctccaaacgcgcgccgataaaatacgccttgccctgctgatactcatggcttgtgaccgctggcgtgcgcgcataaaaatcttcttgatacaccgcttccactgaagctgtctttacatcaatcacggttgcataatccttcatttcatatatttggctgcggtagctgacagcgtttcgatccttcggatacagggtgtccgtttcaagaggctcaactccaaatatagcttgaaatcgatatctctgca</text:p>
          </table:table-cell>
          <table:table-cell office:value-type="string" calcext:value-type="string">
            <text:p>Integrates at lacA, erythr, lincr</text:p>
          </table:table-cell>
          <table:table-cell office:value-type="string" calcext:value-type="string">
            <text:p>https://doi.org/10.1186/1754-1611-7-29</text:p>
          </table:table-cell>
          <table:table-cell table:number-columns-repeated="3"/>
          <table:table-cell table:formula="of:=LEN([.L27])" office:value-type="float" office:value="6193" calcext:value-type="float">
            <text:p>6193</text:p>
          </table:table-cell>
        </table:table-row>
        <table:table-row table:style-name="ro1">
          <table:table-cell office:value-type="string" calcext:value-type="string">
            <text:p>pSBBs4S</text:p>
          </table:table-cell>
          <table:table-cell office:value-type="string" calcext:value-type="string">
            <text:p>Integration Vecto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6</text:p>
          </table:table-cell>
          <table:table-cell table:number-columns-repeated="2" office:value-type="string" calcext:value-type="string">
            <text:p>NA</text:p>
          </table:table-cell>
          <table:table-cell table:number-columns-repeated="2"/>
          <table:table-cell office:value-type="string" calcext:value-type="string">
            <text:p>tactagtagcggccgctgcaggataaaaaatttagaagccaatgaaatctataaataaactaaattaagtttatttaattaacaactatggatataaaataggtactaatcaaaatagtgaggaggatatatttgaatacatacgaacaaattaataaagtgaaaaaaatacttcggaaacatttaaaaaataaccttattggtacttacatgtttggatcaggagttgagagtggactaaaaccaaatagtgatcttgactttttagtcgtcgtatctgaaccattgacagatcaaagtaaagaaatacttatacaaaaaattagacctatttcaaaaaaaataggagataaaagcaacttacgatatattgaattaacaattattattcagcaagaaatggtaccgtggaatcatcctcccaaacaagaatttatttatggagaatggttacaagagctttatgaacaaggatacattcctcagaaggaattaaattcagatttaaccataatgctttaccaagcaaaacgaaaaaataaaagaatatacggaaattatgacttagaggaattactacctgatattccattttctgatgtgagaagagccattatggattcgtcagaggaattaatagataattatcaggatgatgaaaccaactctatattaactttatgccgtatgattttaactatggacacgggtaaaatcataccaaaagatattgcgggaaatgcagtggctgaatcttctccattagaacatagggagagaattttgttagcagttcgtagttatcttggagagaatattgaatggactaatgaaaatgtaaatttaactataaactatttaaataacagattaaaaaaattataaaaaaattgaaaaaatggtggaaacacttttttcaatttttttgttttattatttaatatttgggaaatattcattctaattggtaatcagattttagaaaacaataaacccttgcatagggggatctcgaggccttccgaaaatgcgcggctttgaagctgagggtgcggcggcaatcgtgcgcaatgaagtgattgaaaatccggaaacaatagcgacagccattcgtatcggaaacccggcaagctgggacaaagctgtaaaggcagccgaggaatccaatgggaaaattgacgaagtcactgatgatgaaatccttcacgcatatcagctgatcgcccgtgtagaaggcgtgtttgcagaaccaggttcttgcgcgtctatcgcaggagtgctgaaacaggtgaaatccggagaaattccgaaaggcagcaaggtcgtagctgtgttaacaggaaacggactgaaagatccgaacacagcggtcgacatttcagaaatcaagcctgtcacattgccgactgatgaagacagcatccttgaatatgtaaaaggagcggcccgtgtatgaacgaagccgacatgctgttctctgtcactgttcccggaagcacagctaacctaggccccggctttgattcagtcggaatggcgctcagcagatatttgaagctgaccgtctttgaaagcgacaaatggtcttttgaggctgaaacagaaacagtcgccggaattaattcgagctcctttaacttcctcaccagtagttgtatcggtaccataagtagaagcagcaacccaagtagctttaccagcatccggttcaaccagcatagtaagaatcttactggacatcggcagttcttcgaacagtgcgccaactaccagctctttctacagttcattcagggcaccggagaacctgcgtgcaatccatcttgttcaatcatgcgaaacgatcctcatcctgtctcttgatccatggattacgcgcgaccttcagcatcgccggcatgtccccctggcggacgggaagtatccagctcgaggtcgggccgcgttgctggcgtttttccataggctccgcccccctgacgagcatcacaaaaatcgacgctcaagtcagaggtggcgaaacccgacaggactataaagataccaggcgtttccccctggaagctccctcgtgcgctctcctgttccgaccctgccgcttaccggatacctgtccgcctttctcccttcgggaagcgtggcgctttctcatagctcacgctgtaggtatctcagttcggtgtaggtcgttcgctccaagctgggctgtgtgcacgaaccccccgttcagcccgaccgctgcgccttatccggtaactatcgtcttgagtccaacccggtaagacacgacttatcgccactggcagcagccactggtaacaggattagcagagcgaggtatgtaggcggtgctacagagttcttgaagtggtggcctaactacggctacactagaaggacagtatttggtatctgcgctctgctgaagccagttaccttcggaaaaagagttgatagctcttgatccggcaaacaaaccaccgctggtagcggtggtttttttgtttgcaagcagcagattacgcgcagaaaaaaaggatctcaagaagatcctttgatcttttctacggggtctgacgctcagtggaacgaaaactcacgttaagggattttggtcatgagattatcaaaaaggatcttcacctagatccttttaaattaaaaatgaagttttaaatcaatctaaagtatatatgagtaaacttggtctgacagttaccaatgcttaatcagtgaggcacctatctcagcgatctgtctatttcgttcatccatagttgcctgactccccgtcgtgtagataactacgatacgggagggcttaccatctggccccagtgctgcaatgataccgcgagacccacgctcaccggctccagatttatcagcaataaaccagccagccggaagggccgagcgcagaagtggtcctgcaactttatccgcctccatccagtctattaattgttgccgggaagctagagtaagtagttcgccagttaatagtttgcgcaacgttgttgccattgctgccggcatcgtggtgtcacgctcgtcgtttggtatggcttcattcagctccggttcccaacgatcaaggcgagttacatgatcccccatgttgtgcaaaaaagcggttagctccttcggtcctccgatcgttgtcagaagtaagttggccgcagtgttatcactcatggttatggcagcactgcataattctcttactgtcatgccatccgtaagatgcttttctgtgactggtgagtactcaaccaagtcattctgagaatagtgtatgcggcgaccgagttgctcttgcccggcgtcaacacgggataataccgcgccacatagcagaactttaaaagtgctcatcattggaaaacgttcttcggggcgaaaactctcaaggatcttaccgctgttgagatccagttcgatgtaacccactcgtgcacccaactgatcttcagcatcttttactttcaccagcgtttctgggtgagcaaaaacaggaaggcaaaatgccgcaaaaaagggaataagggcgacacggaaatgttgaatactcatactcttcctttttcaatattattgaagcatttatcagggttattgtctcatgagcggatacatatttgaatgtatttagaaaaataaacaaataggggttccgcgcacatttccccgaaaagtgccacctgacgtctaagaaaccattattatcatgacattaacctataaaaataggcgtatcacgaggccctttcgtcttcaagaattaattcatgtaaaagatgaggttggttcattctcgaaaattacatctgtgttctcagagcggggcgtgacgtttgaaaaaatccttcagctgccaattaaaggccatgatgagttagctgaaatcgtaattgtcacacatcatacatcagaagctgatttcagtgatatcctgcaaaacctaaatgatttggaagtcgttcaagaagtcaaaagcacatatcgtgtagaagggaacggttggagctaatgtggaaaggacttatccatcaatataaagaatttttacctgtaacagatcaaacaccggcgctaactttacatgaaggaaacacacctcttattcacctgccgaagctgtctgagcagctcggaattgagcttcatgtcaaaacggaaggcgtcaatcctacgggatcatttaaagatcgcggaatggttatggctgtggcaaaggcaaaagaagaaggcaatgacacgattatgtgcgcgtcaacaggtaacacttccgctgctgcggcagcatatgcagcccgtgctaacatgaaatgcattgtcatcatcccgaacggaaaaattgcatttggaaaactcgctcaagctgtcatgtacggagccgagattatcgcaattgacggaaactttgacgatgcgcttaaaattgtccgttccatctgtgagaaatcaccgattgcccttgtcaactcagtcaacccttaccgcattgaaggccaaaaaactgctgccttcggatcctagaagcttatcgaattcgcggccgcttctagag</text:p>
          </table:table-cell>
          <table:table-cell office:value-type="string" calcext:value-type="string">
            <text:p>Integrates at thrC, ampr, specr</text:p>
          </table:table-cell>
          <table:table-cell office:value-type="string" calcext:value-type="string">
            <text:p>https://doi.org/10.1186/1754-1611-7-29</text:p>
          </table:table-cell>
          <table:table-cell table:number-columns-repeated="3"/>
          <table:table-cell table:formula="of:=LEN([.L28])" office:value-type="float" office:value="4573" calcext:value-type="float">
            <text:p>4573</text:p>
          </table:table-cell>
        </table:table-row>
        <table:table-row table:style-name="ro1">
          <table:table-cell office:value-type="string" calcext:value-type="string">
            <text:p>pSBBs1C-lacZ</text:p>
          </table:table-cell>
          <table:table-cell office:value-type="string" calcext:value-type="string">
            <text:p>Complete Repor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5</text:p>
          </table:table-cell>
          <table:table-cell table:number-columns-repeated="2" office:value-type="string" calcext:value-type="string">
            <text:p>NA</text:p>
          </table:table-cell>
          <table:table-cell table:number-columns-repeated="2"/>
          <table:table-cell office:value-type="string" calcext:value-type="string">
            <text:p>tactagtagcggccgctgcagggatccacagtacataaaaaaggagacatgacgatggtcgttttacaacgtgactgggtcgaccgggaaaaccctggcgttacccaacttaatcgccttgcagcacatccccctttcgccagctggcgtaatagcgaagaggcccgcaccgatcgcccttcccaacagttgcgcagcctgaatggcgaatggcgctttgcctggtttccggcaccagaagcggtgccggaaagctggctggagtgcgatcttcctgaggccgatactgtcgtcgtcccctcaaactggcagatgcacggttacgatgcgcccatctacaccaacgtaacctatcccattacggtcaatccgccgtttgttcccacggagaatccgacgggttgttactcgctcacatttaatgttgatgaaagctggctacaggaaggccagacgcgaattatttttgatggcgttaactcggcgtttcatctgtggtgcaacgggcgctgggtcggttacggccaggacagtcgtttgccgtctgaatttgacctgagcgcatttttacgcgccggagaaaaccgcctcgcggtgatggtgctgcgttggagtgacggcagttatctggaagatcaggatatgtggcggatgagcggcattttccgtgacgtctcgttgctgcataaaccgactacacaaatcagcgatttccatgttgccactcgctttaatgatgatttcagccgcgctgtactggaggctgaagttcagatgtgcggcgagttgcgtgactacctacgggtaacagtttctttatggcagggtgaaacgcaggtcgccagcggcaccgcgcctttcggcggtgaaattatcgatgagcgtggtggttatgccgatcgcgtcacactacgtctgaacgtcgaaaacccgaaactgtggagcgccgaaatcccgaatctctatcgtgcggtggttgaactgcacaccgccgacggcacgctgattgaagcagaagcctgcgatgtcggtttccgcgaggtgcggattgaaaatggtctgctgctgctgaacggcaagccgttgctgattcgaggcgttaaccgtcacgagcatcatcctctgcatggtcaggtcatggatgagcagacgatggtgcaggatatcctgctgatgaagcagaacaactttaacgccgtgcgctgttcgcattatccgaaccatccgctgtggtacacgctgtgcgaccgctacggcctgtatgtggtggatgaagccaatattgaaacccacggcatggtgccaatgaatcgtctgaccgatgatccgcgctggctaccggcgatgagcgaacgcgtaacgcgaatggtgcagcgcgatcgtaatcacccgagtgtgatcatctggtcgctggggaatgaatcaggccacggcgctaatcacgacgcgctgtatcgctggatcaaatctgtcgatccttcccgcccggtgcagtatgaaggcggcggagccgacaccacggccaccgatattatttgcccgatgtacgcgcgcgtggatgaagaccagcccttcccggctgtgccgaaatggtccatcaaaaaatggctttcgctacctggagagacgcgcccgctgatcctttgcgaatacgcccacgcgatgggtaacagtcttggcggtttcgctaaatactggcaggcgtttcgtcagtatccccgtttacagggcggcttcgtctgggactgggtggatcagtcgctgattaaatatgatgaaaacggcaacccgtggtcggcttacggcggtgattttggcgatacgccgaacgatcgccagttctgtatgaacggtctggtctttgccgaccgcacgccgcatccagcgctgacggaagcaaaacaccagcagcagtttttccagttccgtttatccgggcaaaccatcgaagtgaccagcgaatacctgttccgtcatagcgataacgagctcctgcactggatggtggcgctggatggtaagccgctggcaagcggtgaagtgcctctggatgtcgctccacaaggtaaacagttgattgaactgcctgaactaccgcagccggagagcgccgggcaactctggctcacagtacgcgtagtgcaaccgaacgcgaccgcatggtcagaagccgggcacatcagcgcctggcagcagtggcgtctggcggaaaacctcagtgtgacgctccccgccgcgtcccacgccatcccgcatctgaccaccagcgaaatggatttttgcatcgagctgggtaataagcgttggcaatttaaccgccagtcaggctttctttcacagatgtggattggcgataaaaaacaactgctgacgccgctgcgcgatcagttcacccgtgcaccgctggataacgacattggcgtaagtgaagcgacccgcattgaccctaacgcctgggtcgaacgctggaaggcggcgggccattaccaggccgaagcagcgttgttgcagtgcacggcagatacacttgctgatgcggtgctgattacgaccgctcacgcgtggcagcatcaggggaaaaccttatttatcagccggaaaacctaccggattgatggtagtggtcaaatggcgattaccgttgatgttgaagtggcgagcgatacaccgcatccggcgcggattggcctgaactgccagctggcgcaggtagcagagcgggtaaactggctcggattagggccgcaagaaaactatcccgaccgccttactgccgcctgttttgaccgctgggatctgccattgtcagacatgtataccccgtacgtcttcccgagcgaaaacggtctgcgctgcgggacgcgcgaattgaattatggcccacaccagtggcgcggcgacttccagttcaacatcagccgctacagtcaacagcaactgatggaaaccagccatcgccatctgctgcacgcggaagaaggcacatggctgaatatcgacggtttccatatggggattggtggcgacgactcctggagcccgtcagtatcggcggaattaattccagctgagcgccggtcgctaccattaccagttggtctggtgtcaaaaataataataaccgggcaggccatgtctgcccgtatttcgcgtaaggaaatccattatgtactatttcgatcagaccagtttttaatttgtgtgtttccatgtgtccagtttggaatactcttaacctcattggaaatcgcggcataatcactggtggtatgattgatgaccgcgtcaacaatgacctttatgccatattcttcagcggctgcacacatttctttaaattcttgttcagtacctaagtaacggttgccaatttgatacgatgtcggctgatacagccagtaccagttcgacatgcttttatctccttgattcccttcctttacttggttaatcggagatgtctgaatggctgtatatcctgcatcatgaatatccttcatattgtgttttaacgtattgaacgaccaattccatgcatgaagaatggttccgcttttgatcgacggtgctgtaagctcattcgatttgttcgccgtttcagcactcgcagccgccggtcctgccagaaccaaatgaaacagcaataaaaatccagcgaataacggcagtaaagaggttttgaatcgttttgcaaacattcttgacactccttatttgattttttgaagacttacttcggagtcaaaaatccctcttacttcattcttccgcttcctcctttcaaaccgatgtgaagactggagaattttgttaattcttga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g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ggc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tgatgcggtattttctccttacgcatctgtgcggtatttcacaccgcatatggtgcactctcagtacaatctgctctgatgccgcatagttaagccagtatacactccgctatcgctacgtgactgggtcatggctgcgccccgacacccgccaacacccgctgacgcgccctgacgggcttgtctgctcccggcatccgcttacagacaagctgtgaccgtctccgggagctgcatgtgtcagaggttttcaccgtcatcaccgaaacgcgcgaggcagctgcggtaaagctcatcagcgtggtcgtgaagcgattcacagatgtctgcctgttcatccgcgtccagctcgttgagtttctccagaagcgttaatgtctggcttctgataaagcgggccatgttaagggcggttttttcctgtttggtcactgatgcctccgtgtaagggggatttctgttcatgggggtaatgataccgatgaaacgagagaggatgctcacgatacgggttactgatgatgaacatgcccggttactggaacgttgtgagggtaaacaactggcggtatggatgcggcgggaccagagaaaaatcactcagggtcaatgccagcgcttcgttaatacagatgtaggtgttccacagggtagccagcagcatcctgcgatgcagatccggaacataatggtgcagggcgctgacttccgcgtttccagactttacgaaacacggaaaccgaagaccattcatgttgttgctcaggtcgcagacgttttgcagcagcagtcgcttcacgttcgctcgcgtatcggtgattcattctgctaaccagtaaggcaaccccgccagcctagccgggtcctcaacgacaggagcacgatcatgcgcacccgtggccaggacccaacgctgcccgagatgcgccgcgtgcggctgctggagatggcggacgcgatggatatgttctgccaagggttggtttgcgcattcacagttctccgcaagaattgattggctccaattcttggagtggtgaatccgttagcgaggtgccgccggcttccattcaggtcgaggtggcccggctccatgcaccgcgacgcaacgcggggaggcagacaaggtatagggcggcgcctacaatccatgccaacccgttccatgtgctcgccgaggcggcataaatcgccgtgacgatcagcggtccagtgatcgaagttaggctggtaagagccgcgagcgatccttgaagctgtccctgatggtcgtcatctacctgcctggacagcatggcctgcaacgcgggcatcccgatgccgccggaagcgagaagaatcataatggggaaggccatccagcctcgcgtcggctccggcgcaaatgcagacaatatcagcatccttgcagggtatgtttctctttgatgtctttttgtttgtgaagtatttcacatttatattgtgcaacacttcacaaacttttgcaagagaaaagttttgtctgatttatgaacaaaaaagaaaccatcattgatggtttctttcggtaagtcccgtctagccttgccctcaatggggaagagaaccgcttaagcccgagtcattatataaaccatttagcacgtaatcaaagccaggctgattctgaccgggcacttgggcgctgccattattaaaaatcacttttgcgttggttgtatccgtgtccgcaggcagcgtcagcgtgtaaattccgtctgcatttttagtcattggttttccaggccaagatccggtcaattcaattactcggctcccatcatgtttatagatataagcatttacctggctccaatgattcggattttgatagccgatggttttggccgacgctggatctcttttaacaaaactgtatttctcggtcctcgttacaccatcactgttcgttccttttaacatgatggtgtatgttttgccaaattggatctccttttccgattgtgaattgatctccatccttaaacgcctgtcgtctggtccattattgatttgataaacggcttttgttgtattcgcatctgcacgcaaggtaatcgtcagttgatcattgaaagaatgtgttacacctgttttgtaattctcaaggaaaacatgaggcgcttttgcaatatcatcaggataaagcacagctacagacctggcattgatcgtgcctgtcagtttaccatcgttcacttgaaatgaacccgctccagctttattgtcatacctgccatcaggcaattttgttgccgtattgatagagacagaggatgaacctgcatttgccagcacaacgccatgtgagccgcgctgattcataaatatctggttgtttccattcgggttcgagagttcctcaggctgtccagccatcacattgtgaaatctattgaccgcagtgatagcctgatcttcaaataaagcactcccgcgatcgcctatttggcttttcccccagatctggggaacctcacaccatttccgcctccctcaggtctggaaaagaaaagaggcgtactgcctgaacgagaagctatcaccgcccagcctaaacggatatcatcatcgctcatccatgtcgatcgacgctctcccttatgcgactcctgcattaggaagcagcccagtagtaggttgaggccgttgagcaccgccgccgcaaggaatggtgcatgcaaggagatggcgcccaacagtcccccggccacggggcctgccaccatacccacgccgaaacaagcgctcatgagcccgaagtggcgagcccgatcttccccatcggtgatgtcggcgatataggcgccagcaaccgcacctgtggcgccggtgatgccggccacgatgcgtccggcgtagaggatctggagctgtaatataaaaaccttcttcaactaacggggcaggttagtgacattagaaaaccgactgtaaaaagtacagtcggcattatctcatattataaaagccagtcattaggcctatctgacaattcctgaatagagttcataaacaatcctgcatgataaccatcacaaacagaatgatgtacctgtaaagatagcggtaaatatattgaattacctttattaatgaattttcctgctgtaataatgggtagaaggtaattactattattattgatatttaagttaaacccagtaaatgaagtccatggaataatagaaagagaaaaagcattttcaggtataggtgttttgggaaacaatttccccgaaccattatatttctctacatcagaaaggtataaatcataaaactctttgaagtcattctttacaggagtccaaataccagagaatgttttagatacaccatcaaaaattgtataaagtggctctaacttatcccaataacctaactctccgtcgctattgtaaccagttctaaaagctgtatttgagtttatcacccttgtcactaagaaaataaatgcagggtaaaatttatatccttcttgttttatgtttcggtataaaacactaatatcaatttctgtggttatactaaaagtcgtttgttggttcaaataatgattaaatatctcttttctcttccaattgtctaaatcaattttattaaagttcatttgatatgcctcctaaatttttatctaaagtgaatttaggaggcttacttgtctgctttcttcattagaatcaatccttttttaaaagtcaatattactgtaacataaatatatattttaaaaatatcccactttatccaattttcgtttgttgaactaatgggtgctttagttgaagaataaagaccacattaaaaaatgtggtcttttgtgtttttttaaaggatttgagcgtagcgaaaaatccttttctttcttatcttgataataagggtaactattgccgatgataagctgtcaaacatgagaattcgcggccgcttctagag</text:p>
          </table:table-cell>
          <table:table-cell office:value-type="string" calcext:value-type="string">
            <text:p>LacZ reporter vector for B. subtilis</text:p>
          </table:table-cell>
          <table:table-cell office:value-type="string" calcext:value-type="string">
            <text:p>https://doi.org/10.1186/1754-1611-7-29</text:p>
          </table:table-cell>
          <table:table-cell table:number-columns-repeated="3"/>
          <table:table-cell table:formula="of:=LEN([.L29])" office:value-type="float" office:value="9792" calcext:value-type="float">
            <text:p>9792</text:p>
          </table:table-cell>
        </table:table-row>
        <table:table-row table:style-name="ro1">
          <table:table-cell office:value-type="string" calcext:value-type="string">
            <text:p>pBS3Clux</text:p>
          </table:table-cell>
          <table:table-cell office:value-type="string" calcext:value-type="string">
            <text:p>Complete Repor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4</text:p>
          </table:table-cell>
          <table:table-cell table:number-columns-repeated="2" office:value-type="string" calcext:value-type="string">
            <text:p>NA</text:p>
          </table:table-cell>
          <table:table-cell table:number-columns-repeated="2"/>
          <table:table-cell office:value-type="string" calcext:value-type="string">
            <text:p>tactagtagcggccgctgcagtccggcaaaaaagggcaaggtgtcctagtaaggtcgacaggaggactctctatgaaatttggaaactttttgcttacataccaacctccccaattttctcaaacagaggtaatgaaacgtttggttaaattaggtcgcatctctgaggagtgtggttttgataccgtatggttactggagcatcatttcacggagtttggtttgcttggtaacccttatgtcgctgctgcatatttacttggcgcgactaaaaaattgaatgtaggaactgccgctattgttcttcccacagcccatccagtacgccaacttgaagatgtgaatttattggatcaaatgtcaaaaggacgatttcggtttggtatttgccgagggctttacaacaaggactttcgcgtattcggcacagatatgaataacagtcgcgccttagcggaatgctggtacgggctgataaagaatggcatgacagagggatatatggaagctgataatgaacatatcaagttccataaggtaaaagtaaaccccgcggcgtatagcagaggtggcgcaccggtttatgtggtggctgaatcagcttcgacgactgagtgggctgctcaatttggcctaccgatgatattaagttggattataaatactaacgaaaagaaagcacaacttgagctttataatgaagtggctcaagaatatgggcacgatattcataatatcgaccattgcttatcatatataacatctgtagatcatgactcaattaaagcgaaagagatttgccggaaatttctggggcattggtatgattcttatgtgaatgctacgactatttttgatgattcagaccaaacaagaggttatgatttcaataaagggcagtggcgtgactttgtattaaaaggacataaagatactaatcgccgtattgattacagttacgaaatcaatcccgtgggaacgccgcaggaatgtattgacataattcaaaaagacattgatgctacaggaatatcaaatatttgttgtggatttgaagctaatggaacagtagacgaaattattgcttccatgaagctcttccagtctgatgtcatgccatttcttaaagaaaaacaacgttcgctattatattagctaaggaggtaaagaaatgaaatttggattgttcttccttaacttcatcaattcaacaactgttcaagaacaaagtatagttcgcatgcaggaaataacggagtatgttgataagttgaattttgaacagattttagtgtatgaaaatcatttttcagataatggtgttgtcggcgctcctctgactgtttctggttttctgctcggtttaacagagaaaattaaaattggttcattaaatcacatcattacaactcatcatcctgtcgccatagcggaggaagcttgcttattggatcagttaagtgaagggagatttattttagggtttagtgattgcgaaaaaaaagatgaaatgcatttttttaatcgcccggttgaatatcaacagcaactatttgaagagtgttatgaaatcattaacgatgctttaacaacaggctattgtaatccagataacgatttttatagcttccctaaaatatctgtaaatccccatgcttatacgccaggcggacctcggaaatatgtaacagcaaccagtcatcatattgttgagtgggcggccaaaaaaggtattcctctcatctttaagtgggatgattctaatgatgttagatatgaatatgctgaaagatataaagccgttgcggataaatatgacgttgacctatcagagatagaccatcagttaatgatattagttaactataacgaagatagtaataaagctaaacaagagacgcgtgcatttattagtgattatgttcttgaaatgcaccctaatgaaaatttcgaaaataaacttgaagaaataattgcagaaaacgctgtcggaaattatacggagtgtataactgcggctaagttggcaattgaaaagtgtggtgcgaaaagtgtattgctgtcctttgaaccaatgaatgatttgatgagccaaaaaaatgtaatcaatattgttgatgataatattaagaagtaccacatggaatatacctaataggtaccaggaggaaggcaaatatgactaaaaaaatttcattcattattaacggccaggttgaaatctttcccgaaagtgatgatttagtgcaatccattaattttggtgataatagtgtttacctgccaatattgaatgactctcatgtaaaaaacattattgattgtaatggaaataacgaattacggttgcataacattgtcaattttctctatacggtagggcaaagatggaaaaatgaagaatactcaagacgcaggacatacattcgtgacttaaaaaaatatatgggatattcagaagaaatggctaagctagaggccaattggatatctatgattttatgttctaaaggcggcctttatgatgttgtagaaaatgaacttggttctcgccatatcatggatgaatggctacctcaggatgaaagttatgttcgggcttttccgaaaggtaaatctgtacatctgttggcaggtaatgttccattatctgggatcatgtctatattacgcgcaattttaactaagaatcagtgtattataaaaacatcgtcaaccgatccttttaccgctaatgcattagcgttaagttttattgatgtagaccctaatcatccgataacgcgctctttatctgttatatattggccccaccaaggtgatacatcactcgcaaaagaaattatgcgacatgcggatgttattgtcgcttggggagggccagatgcgattaattgggcggtagagcatgcgccatcttatgctgatgtgattaaatttggttctaaaaagagtctttgcattatcgataatcctgttgatttgacgtccgcagcgacaggtgcggctcatgatgtttgtttttacgatcagcgagcttgtttttctgcccaaaacatatattacatgggaaatcattatgaggaatttaagttagcgttgatagaaaaacttaatctatatgcgcatatattaccgaatgccaaaaaagattttgatgaaaaggcggcctattctttagttcaaaaagaaagcttgtttgctggattaaaagtagaggtggatattcatcaacgttggatgattattgagtcaaatgcaggtgtggaatttaatcaaccacttggcagatgtgtgtaccttcatcacgtcgataatattgagcaaatattgccttatgttcaaaaaaataagacgcaaaccatatctatttttccttgggagtcatcatttaaatatcgagatgcgttagcattaaaaggtgcggaaaggattgtagaagcaggaatgaataacatatttcgagttggtggatctcatgacggaatgagaccgttgcaacgattagtgacatatatttctcatgaaaggccatctaactatacggctaaggatgttgcggttgaaatagaacagactcgattcctggaagaagataagttccttgtatttgtcccataatggaggtaaaagtatggaaaatgaatcaaaatataaaaccatcgaccacgttatttgtgttgaaggaaataaaaaaattcatgtttgggaaacgctgccagaagaaaacagcccaaagagaaagaatgccattattattgcgtctggttttgcccgcaggatggatcattttgctggtctggcggaatatttatcgcggaatggatttcatgtgatccgctatgattcgcttcaccacgttggattgagttcagggacaattgatgaatttacaatgtctataggaaagcagagcttgttagcagtggttgattggttaactacacgaaaaataaataacttcggtatgttggcttcaagcttatctgcgcggatagcttatgcaagcctatctgaaatcaatgcttcgtttttaatcaccgcagtcggtgttgttaacttaagatattctcttgaaagagctttagggtttgattatctcagtctacccattaatgaattgccggataatcttgattttgaaggccataaattgggtgctgaagtctttgcgagagattgtcttgattttggttgggaagatttagcttctacaattaataacatgatgtatcttgatataccgtttattgcttttactgcaaataacgataattgggtcaagcaagatgaagttatcacattgttatcaaatattcgtagtaatcgatgcaagatatattctttgttaggaagttcgcatgacttgagtgaaaatttagtggtcctgcgcaatttttatcaatcggttacgaaagccgctatcgcgatggataatgatcatctggatattgatgttgatattactgaaccgtcatttgaacatttaactattgcgacagtcaatgaacgccgaatgagaattgagattgaaaatcaagcaatttctctgtcttaaagaatcctgaggaggaaaacaggtatgacttcatatgttgataaacaagaaattacagcaagctcagaaattgatgatttgattttttcgagcgatccattagtgtggtcttacgacgagcaggaaaaaatcagaaagaaacttgtgcttgatgcatttcgtaatcattataaacattgtcgagaatatcgtcactactgtcaggcacacaaagtagatgacaatattacggaaattgatgacatacctgtattcccaacatcggtttttaagtttactcgcttattaacttctcaggaaaacgagattgaaagttggtttaccagtagcggcacgaatggtttaaaaagtcaggtggcgcgtgacagattaagtattgagagactcttaggctctgtgagttatggcatgaaatatgttggtagttggtttgatcatcaaatagaattagtcaatttgggaccagatagatttaatgctcataatatttggtttaaatatgttatgagtttggtggaattgttatatcctacgacatttaccgtaacagaagaacgaatagattttgttaaaacattgaatagtcttgaacgaataaaaaatcaagggaaagatctttgtcttattggttcgccatactttatttatttactctgccattatatgaaagataaaaaaatctcattttctggagataaaagcctttatatcataaccggaggcggctggaaaagttacgaaaaagaatctctgaaacgtgatgatttcaatcatcttttatttgatactttcaatctcagtgatattagtcagatccgagatatatttaatcaagttgaactcaacacttgtttctttgaggatgaaatgcagcgtaaacatgttccgccgtgggtatatgcgcgagcgcttgatcctgaaacgttgaaacctgtacctgatggaacgccggggttgatgagttatatggatgcgtcagcaaccagttatccagcatttattgttaccgatgatgtcgggataattagcagagaatatggtaagtatcccggcgtgctcgttgaaattttacgtcgcgtcaatacgaggacgcagaaagggtgtgctttaagcttaaccgaagcgtttgatagttgatatccagcaggatcctgagcgccggtcgctaccattaccagttggtctggtgtcaaaaataataataaccgggcaggccatgtctgcccgtatttcgcgtaaggaaatccattatgtactatttcgatcagaccagtttttaatttgtgtgtttccatgtgtccagtttggcgcgccccatccgaccattgactgccactggattcactgcatgacgctgccgagacagctgacgctttcaggacagaagctgattcagcagccgctgcctgagctaaaagccatgcgcagaaatgagaaaaaaatacacatcaacatgcatggatcatctggtgcgcttccagtggaaaaacctgaaagaactgagattctactggaagacattcatacggagtctggcttttcaatcagtatccgcggaacggctacgttttccttccataaagacgaggggattgttacgctggaacgaaagagctttgacggaaaaagaacagaagcgagacattgccgcatcaaggatttgcataccgtacacatgtttctcgacgcgtcatctgtggaaatctttatcaataacggagaagaggtctttagtgcaagatattttcctttcccgggaaatcatgaagtaacagccagtgcgaccgggaaatcctggcgtaatagcgaagaggcccgcaccgatcgcccttcccaacagttgcgcagcctgaatggcgaatggcgcctgatgcggtattttctccttacgcatctgtgcggtatttcacaccg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acagcacatgaccaggagcttcgtcgccgggcttatgaagaagtggagaaaaaagagcccatcgctaacagcgatccgcaccgccagcattttcatatcatgccgccggttgggctgctgaatgacccgaatggcgtgatttattggaagggcagctatcatgtattctttcagtggcagccgtttcagacggggcacggcgcaaaattttgggggcattatacgacacaggatgttgtgaattggaagcgggaagagattgcgctggctccgagtgattggtttgataaaaacggctgctactcgggcagcgctgtcacgaaagacgatcggctctatcttttttacacaggaaatgtcagggatcaggatggaaatcgggaaacgtatcaatgccttgctgtttctgacgacgggctgtcctttgagaaaaagggtgtcgtcgcccgccttccggaagcgatattaacggcgcacttttcgcgatccgaagtatgggagcatgaaggcacatggtatatggtgattggtgcgcaaacagagaatttgaaagggcaggctgtgttgtttgcttctgataacctgacagagtggagatttcttggcccgataaccggcgcgggcttcaacgggctggacgattttggcgcgcctaaacggatcaaggagatggcgcccaacagtcccccggccacggggcctgccaccatacccacgccgaaacaagcgctcatgagcccgaagtggcgagcccgatcttccccatcggtgatgtcggcgatataggcgccagcaaccgcacctgtggcgccggtgatgccggccacgatgcgtccggcgtagaggatctggagctgtaatataaaaaccttcttcaactaacggggcaggttagtgacattagaaaaccgactgtaaaaagtacagtcggcattatctcatattataaaagccagtcattaggcctatctgacaattcctgaatagagttcataaacaatcctgcatgataaccatcacaaacagaatgatgtacctgtaaagatagcggtaaatatattgaattacctttattaatgaattttcctgctgtaataatgggtagaaggtaattactattattattgatatttaagttaaacccagtaaatgaagtccatggaataatagaaagagaaaaagcattttcaggtataggtgttttgggaaacaatttccccgaaccattatatttctctacatcagaaaggtataaatcataaaactctttgaagtcattctttacaggagtccaaataccagagaatgttttagatacaccatcaaaaattgtataaagtggctctaacttatcccaataacctaactctccgtcgctattgtaaccagttctaaaagctgtatttgagtttatcacccttgtcactaagaaaataaatgcagggtaaaatttatatccttcttgttttatgtttcggtataaaacactaatatcaatttctgtggttatactaaaagtcgtttgttggttcaaataatgattaaatatctcttttctcttccaattgtctaaatcaattttattaaagttcatttgatatgcctcctaaatttttatctaaagtgaatttaggaggcttacttgtctgctttcttcattagaatcaatccttttttaaaagtcaatattactgtaacataaatatatattttaaaaatatcccactttatccaattttcgtttgttgaactaatgggtgctttagttgaagaataaagaccacattaaaaaatgtggtcttttgtgtttttttaaaggatttgagcgtagcgaaaaatccttttctttcttatcttgataataagggtaactattgccgatgataagctgtcaaacatgagaattcgcggccgcttctagag</text:p>
          </table:table-cell>
          <table:table-cell office:value-type="string" calcext:value-type="string">
            <text:p>Luciferase reporter for Bacillus subtilus</text:p>
          </table:table-cell>
          <table:table-cell office:value-type="string" calcext:value-type="string">
            <text:p>https://doi.org/10.1186/1754-1611-7-29</text:p>
          </table:table-cell>
          <table:table-cell table:number-columns-repeated="3"/>
          <table:table-cell table:formula="of:=LEN([.L30])" office:value-type="float" office:value="10640" calcext:value-type="float">
            <text:p>10640</text:p>
          </table:table-cell>
        </table:table-row>
        <table:table-row table:style-name="ro1">
          <table:table-cell office:value-type="string" calcext:value-type="string">
            <text:p>P_veg</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3</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text:p>
          </table:table-cell>
          <table:table-cell office:value-type="string" calcext:value-type="string">
            <text:p>Very strong constitutive promoter</text:p>
          </table:table-cell>
          <table:table-cell office:value-type="string" calcext:value-type="string">
            <text:p>https://doi.org/10.1186/1754-1611-7-29</text:p>
          </table:table-cell>
          <table:table-cell table:number-columns-repeated="3"/>
          <table:table-cell table:formula="of:=LEN([.L31])" office:value-type="float" office:value="237" calcext:value-type="float">
            <text:p>237</text:p>
          </table:table-cell>
        </table:table-row>
        <table:table-row table:style-name="ro1">
          <table:table-cell office:value-type="string" calcext:value-type="string">
            <text:p>P_liaG</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2</text:p>
          </table:table-cell>
          <table:table-cell table:number-columns-repeated="2" office:value-type="string" calcext:value-type="string">
            <text:p>NA</text:p>
          </table:table-cell>
          <table:table-cell table:number-columns-repeated="2"/>
          <table:table-cell office:value-type="string" calcext:value-type="string">
            <text:p>caaaaatcagaccagacaaaagcggcaaatgaataagcggaacggggaaggatttgcggtcaagtccttcccttccgcacgtatcaattcgcaagcttttcctttataatagaatgaatga</text:p>
          </table:table-cell>
          <table:table-cell office:value-type="string" calcext:value-type="string">
            <text:p>Constitutive promoter</text:p>
          </table:table-cell>
          <table:table-cell office:value-type="string" calcext:value-type="string">
            <text:p>https://doi.org/10.1186/1754-1611-7-29</text:p>
          </table:table-cell>
          <table:table-cell table:number-columns-repeated="3"/>
          <table:table-cell table:formula="of:=LEN([.L32])" office:value-type="float" office:value="121" calcext:value-type="float">
            <text:p>121</text:p>
          </table:table-cell>
        </table:table-row>
        <table:table-row table:style-name="ro1">
          <table:table-cell office:value-type="string" calcext:value-type="string">
            <text:p>P_lepA</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1</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text:p>
          </table:table-cell>
          <table:table-cell office:value-type="string" calcext:value-type="string">
            <text:p>Strong constitutive promoter</text:p>
          </table:table-cell>
          <table:table-cell office:value-type="string" calcext:value-type="string">
            <text:p>https://doi.org/10.1186/1754-1611-7-29</text:p>
          </table:table-cell>
          <table:table-cell table:number-columns-repeated="3"/>
          <table:table-cell table:formula="of:=LEN([.L33])" office:value-type="float" office:value="157" calcext:value-type="float">
            <text:p>157</text:p>
          </table:table-cell>
        </table:table-row>
        <table:table-row table:style-name="ro1">
          <table:table-cell office:value-type="string" calcext:value-type="string">
            <text:p>J23101</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0</text:p>
          </table:table-cell>
          <table:table-cell table:number-columns-repeated="2" office:value-type="string" calcext:value-type="string">
            <text:p>NA</text:p>
          </table:table-cell>
          <table:table-cell table:number-columns-repeated="2"/>
          <table:table-cell office:value-type="string" calcext:value-type="string">
            <text:p>tttacagctagctcagtcctaggtattatgctagc</text:p>
          </table:table-cell>
          <table:table-cell office:value-type="string" calcext:value-type="string">
            <text:p>Very weak constitutive promoter</text:p>
          </table:table-cell>
          <table:table-cell office:value-type="string" calcext:value-type="string">
            <text:p>https://doi.org/10.1186/1754-1611-7-29</text:p>
          </table:table-cell>
          <table:table-cell table:number-columns-repeated="3"/>
          <table:table-cell table:formula="of:=LEN([.L34])" office:value-type="float" office:value="35" calcext:value-type="float">
            <text:p>35</text:p>
          </table:table-cell>
        </table:table-row>
        <table:table-row table:style-name="ro1">
          <table:table-cell office:value-type="string" calcext:value-type="string">
            <text:p>P_liaI</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49</text:p>
          </table:table-cell>
          <table:table-cell table:number-columns-repeated="2" office:value-type="string" calcext:value-type="string">
            <text:p>NA</text:p>
          </table:table-cell>
          <table:table-cell table:number-columns-repeated="2"/>
          <table:table-cell office:value-type="string" calcext:value-type="string">
            <text:p>attggccaaagcagaaaggtccgacctaattaaagaaagggaagcaagtgttcatctgtaaagggttttaaaacgccatgcctcgtgcatggcgtttttttgtgccaatgggtccggtgcgagatacgactccggtcttatataaaaatcaatctctgattcgttttgcatatcttccaacttgtataagatgaagacaaggaaaacga</text:p>
          </table:table-cell>
          <table:table-cell office:value-type="string" calcext:value-type="string">
            <text:p>Bacitracin-inducible promoter</text:p>
          </table:table-cell>
          <table:table-cell office:value-type="string" calcext:value-type="string">
            <text:p>https://doi.org/10.1186/1754-1611-7-29</text:p>
          </table:table-cell>
          <table:table-cell table:number-columns-repeated="3"/>
          <table:table-cell table:formula="of:=LEN([.L35])" office:value-type="float" office:value="209" calcext:value-type="float">
            <text:p>209</text:p>
          </table:table-cell>
        </table:table-row>
        <table:table-row table:style-name="ro1">
          <table:table-cell office:value-type="string" calcext:value-type="string">
            <text:p>P_xylA</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48</text:p>
          </table:table-cell>
          <table:table-cell table:number-columns-repeated="2" office:value-type="string" calcext:value-type="string">
            <text:p>NA</text:p>
          </table:table-cell>
          <table:table-cell table:number-columns-repeated="2"/>
          <table:table-cell office:value-type="string" calcext:value-type="string">
            <text:p>gccgactttagatattttcgttataaagaaaaataatttgcacatgaaaaaggagatttctattttagaactcctttttcatatgagaaggtgccatgtcactattgcttcagaaatactcctagaataaaaaaactcatctttaaagatgagctgtccattccataaaaaattacattgtaatcatgtccagaaaatgatcaatcacaatggaggacattcctaatgccggtgcattctgtcctaaggaagatggcaataattcatagctattgcctaattgggaataaacccttgatgatacttcacttctcattgaatttaaaaccataggatgcgattcaattatgctatttcttaaaattacggcttgtgggttgaaagtatttagaatattggtaaggcctattcctaaatagaatccaaaattttgtaatgcatttaaggttccgatatcattcagatgggcgaggtttatgatatcttgataggacagttttttctctttggtctgaagagattttaataaagccttctctgaagcatacaattcccagcatcctcggtttccgcaactgcatttaggaccattaaagtctattgtcatatgtcccatttctccagagaagccgcttactcctctatataaatgattgttgataataacaccgatccctattcctgtgctgatacttacgtaaataatgttatcgtgattttttgcagctccaaatactttttctccatatgcgccagcatttgcctcattttcaataaaaacaggcacattgtacttctcttgtatcgaagattttaagtcaatatctctccagttggagttcggagtgaaaacaattttttgatctttatcaatgagtccaggcacgcaaatacctataccaataagcccgtacggagattggggcatttgcgtaataaagtgatgaatcatatcaatcaaaatgtctttcgttatttctggagaattggattccaaatggcggtattgatcaagaacgattgttccttcaaggtctgttaaaatgccattaatataatccacaccaacatctattccaacggagtatcctgcctttttattaaaaacaagcatgacaggtcttcttccgccacttgattgtccttgacctatttcaaataccatactttctttcattaacgtgtttacctgtgatgagacagttgatttatttaatccagtcatttcagataattttgctcttgaaataggtgaatttttaaggatttcttttaataataacttttgatttacttttttgacaaaggtttgatcagcgatatccacttcatccactccatttgtttaatctttaaattaagtatcaacatagtacatagcgaatcttccctttattatatctaatgtgttcataaaaaactaaaaaaaatattgaaaatactgacgaggttatataagatgaaaataagttagtttgtttaaacaacaaactaataggtgatgtacttactatatgaaataaaatgcatctgta</text:p>
          </table:table-cell>
          <table:table-cell office:value-type="string" calcext:value-type="string">
            <text:p>Xylose-inducible promoter</text:p>
          </table:table-cell>
          <table:table-cell office:value-type="string" calcext:value-type="string">
            <text:p>https://doi.org/10.1186/1754-1611-7-29</text:p>
          </table:table-cell>
          <table:table-cell table:number-columns-repeated="3"/>
          <table:table-cell table:formula="of:=LEN([.L36])" office:value-type="float" office:value="1535" calcext:value-type="float">
            <text:p>1535</text:p>
          </table:table-cell>
        </table:table-row>
        <table:table-row table:style-name="ro1" table:number-rows-repeated="10">
          <table:table-cell table:number-columns-repeated="18"/>
        </table:table-row>
        <table:table-row table:style-name="ro1">
          <table:table-cell office:value-type="string" calcext:value-type="string">
            <text:p>P_43</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2</text:p>
          </table:table-cell>
          <table:table-cell table:number-columns-repeated="2" office:value-type="string" calcext:value-type="string">
            <text:p>NA</text:p>
          </table:table-cell>
          <table:table-cell table:number-columns-repeated="2"/>
          <table:table-cell office:value-type="string" calcext:value-type="string">
            <text:p>attttacatttttagaaatgggcgtgaaaaaaagcgcgcgattatgtaaaatataa</text:p>
          </table:table-cell>
          <table:table-cell office:value-type="string" calcext:value-type="string">
            <text:p>BBa_K143013, strong activity during exponential and stationary phase</text:p>
          </table:table-cell>
          <table:table-cell office:value-type="string" calcext:value-type="string">
            <text:p>https://doi.org/10.1101/185108</text:p>
          </table:table-cell>
          <table:table-cell table:number-columns-repeated="3"/>
          <table:table-cell table:formula="of:=LEN([.L47])" office:value-type="float" office:value="56" calcext:value-type="float">
            <text:p>56</text:p>
          </table:table-cell>
        </table:table-row>
        <table:table-row table:style-name="ro1">
          <table:table-cell office:value-type="string" calcext:value-type="string">
            <text:p>P_spac</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1</text:p>
          </table:table-cell>
          <table:table-cell table:number-columns-repeated="2" office:value-type="string" calcext:value-type="string">
            <text:p>NA</text:p>
          </table:table-cell>
          <table:table-cell table:number-columns-repeated="2"/>
          <table:table-cell office:value-type="string" calcext:value-type="string">
            <text:p>AGAACAACCTCTGCTAAAATTCCTGAAAAATTTTGCAAAAAGTTGTTGACTTTATCTACAAGGTGTGGCATAATGTGTGGAATTGTGAGCGCTCACAATTAAGCTT</text:p>
          </table:table-cell>
          <table:table-cell office:value-type="string" calcext:value-type="string">
            <text:p>LacI-repressible B. subtilis promoter</text:p>
          </table:table-cell>
          <table:table-cell office:value-type="string" calcext:value-type="string">
            <text:p>https://doi.org/10.1101/185108</text:p>
          </table:table-cell>
          <table:table-cell table:number-columns-repeated="3"/>
          <table:table-cell table:formula="of:=LEN([.L48])" office:value-type="float" office:value="106" calcext:value-type="float">
            <text:p>106</text:p>
          </table:table-cell>
        </table:table-row>
        <table:table-row table:style-name="ro1">
          <table:table-cell office:value-type="string" calcext:value-type="string">
            <text:p>P_ars</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0</text:p>
          </table:table-cell>
          <table:table-cell table:number-columns-repeated="2" office:value-type="string" calcext:value-type="string">
            <text:p>NA</text:p>
          </table:table-cell>
          <table:table-cell table:number-columns-repeated="2"/>
          <table:table-cell office:value-type="string" calcext:value-type="string">
            <text:p>TTAATCAAAATAAATTGATTTATTTGCTTGCATTAATTTAAAAATCATGAGTTAATAAATACATCAAAA</text:p>
          </table:table-cell>
          <table:table-cell office:value-type="string" calcext:value-type="string">
            <text:p>Arsenate-repressible B. subtilis promoter. Promoter of ars operon. Repressed by ArsR, induced by arsenate or arsenite</text:p>
          </table:table-cell>
          <table:table-cell office:value-type="string" calcext:value-type="string">
            <text:p>https://doi.org/10.1101/185108</text:p>
          </table:table-cell>
          <table:table-cell table:number-columns-repeated="3"/>
          <table:table-cell table:formula="of:=LEN([.L49])" office:value-type="float" office:value="69" calcext:value-type="float">
            <text:p>69</text:p>
          </table:table-cell>
        </table:table-row>
        <table:table-row table:style-name="ro1">
          <table:table-cell office:value-type="string" calcext:value-type="string">
            <text:p>LacI_BSU+P_hyperSpank</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9</text:p>
          </table:table-cell>
          <table:table-cell table:number-columns-repeated="2" office:value-type="string" calcext:value-type="string">
            <text:p>NA</text:p>
          </table:table-cell>
          <table:table-cell table:number-columns-repeated="2"/>
          <table:table-cell office:value-type="string" calcext:value-type="string">
            <text:p>agaaaggaggtgttactagatgaaaccagtaacgttatacgatgtcgcagagtatgccggtgtctcttatcagaccgtttcccgcgtggtgaaccaggccagccacgtttctgcgaaaacgcgggaaaaagtggaagcggcgatggcggagctgaattacattcccaaccgcgtggcacaacaactggcgggcaaacagtcgttgctgattggcgttgccacctccagtctggccctgcacgcgccgtcgcaaattgtcgcggcgattaaatctcgcgccgatcaactgggtgccagcgtggtggtgtcgatggtagaacgaagcggcgtcgaagcctgtaaaacggcggtgcacaatcttctcgcgcaacgcgtcagtgggctgatcattaactatccgctggatgaccaggatgccattgctgtggaagctgcctgcactaatgttccggcgttatttcttgatgtctctgaccagacacccatcaacagtattattttctcccatgaagacggtacgcgactgggcgtggagcatctggtcgcattgggtcaccagcaaatcgcgctgttagcgggcccattaagttctgtctcggcgcgtctgcgtctggctggctggcataaatatctcactcgcaatcaaattcagccgatagcggaacgggaaggcgactggagtgccatgtccggttttcaacaaaccatgcaaatgctgaatgagggcatcgttcccactgcgatgctggttgccaacgatcagatggcgctgggcgcaatgcgcgccattaccgagtccgggctgcgcgttggtgcggatatctcggtagtgggatacgacgataccgaagacagctcatgttatatcccgccgtcaaccaccatcaaacaggattttcgcctgctggggcaaaccagcgtggaccgcttgctgcaactctctcagggccaggcggtgaagggcaatcagctgttgcccgtctcactggtgaaaagaaaaaccaccctggcgcccaatacgcaaaccgcctctccccgcgcgttggccgattcattaatgcagctggcacgacaggtttcccgactggaaagcgggcagtaataatactagagccaggcatcaaataaaacgaaaggctcagtcgaaagactgggcctttcgttttatctgttgtttgtcggtgaacgctctc</text:p>
          </table:table-cell>
          <table:table-cell office:value-type="string" calcext:value-type="string">
            <text:p>LacI part for use in Bacillus Subtilis, The lacI gene encodes a regulator protein for the lactose operon and the hyper-spank promoter of B. subtilis</text:p>
          </table:table-cell>
          <table:table-cell office:value-type="string" calcext:value-type="string">
            <text:p>https://doi.org/10.1101/185108</text:p>
          </table:table-cell>
          <table:table-cell table:number-columns-repeated="3"/>
          <table:table-cell table:formula="of:=LEN([.L50])" office:value-type="float" office:value="1193" calcext:value-type="float">
            <text:p>1193</text:p>
          </table:table-cell>
        </table:table-row>
        <table:table-row table:style-name="ro1">
          <table:table-cell office:value-type="string" calcext:value-type="string">
            <text:p>P_hyperSpank</text:p>
          </table:table-cell>
          <table:table-cell office:value-type="string" calcext:value-type="string">
            <text:p>promoter</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8</text:p>
          </table:table-cell>
          <table:table-cell table:number-columns-repeated="2" office:value-type="string" calcext:value-type="string">
            <text:p>NA</text:p>
          </table:table-cell>
          <table:table-cell table:number-columns-repeated="2"/>
          <table:table-cell office:value-type="string" calcext:value-type="string">
            <text:p>ctcgagggtaaatgtgagcactcacaattcattttgcaaaagttgttgactttatctacaaggtgtggcataatgtgtgtaattgtgagcggataacaatt</text:p>
          </table:table-cell>
          <table:table-cell office:value-type="string" calcext:value-type="string">
            <text:p>Promoter hyper-spank is an inducible promoter that has been designed for high expression in B.subtilis. Gene expression under the control of the promoter hyper-spank can be induced by addition of Isopropyl β-D-1-thiogalactopyranoside (IPTG)</text:p>
          </table:table-cell>
          <table:table-cell office:value-type="string" calcext:value-type="string">
            <text:p>https://doi.org/10.1101/185108</text:p>
          </table:table-cell>
          <table:table-cell table:number-columns-repeated="3"/>
          <table:table-cell table:formula="of:=LEN([.L51])" office:value-type="float" office:value="101" calcext:value-type="float">
            <text:p>101</text:p>
          </table:table-cell>
        </table:table-row>
        <table:table-row table:style-name="ro1">
          <table:table-cell office:value-type="string" calcext:value-type="string">
            <text:p>LacI_eColi</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7</text:p>
          </table:table-cell>
          <table:table-cell table:number-columns-repeated="2" office:value-type="string" calcext:value-type="string">
            <text:p>NA</text:p>
          </table:table-cell>
          <table:table-cell table:number-columns-repeated="2"/>
          <table:table-cell office:value-type="string" calcext:value-type="string">
            <text:p>atggtgaatgtgaaaccagtaacgttatacgatgtcgcagagtatgccggtgtctcttatcagaccgtttcccgcgtggtgaaccaggccagccacgtttctgcgaaaacgcgggaaaaagtggaagcggcgatggcggagctgaattacattcccaaccgcgtggcacaacaactggcgggcaaacagtcgttgctgattggcgttgccacctccagtctggccctgcacgcgccgtcgcaaattgtcgcggcgattaaatctcgcgccgatcaactgggtgccagcgtggtggtgtcgatggtagaacgaagcggcgtcgaagcctgtaaagcggcggtgcacaatcttctcgcgcaacgcgtcagtgggctgatcattaactatccgctggatgaccaggatgccattgctgtggaagctgcctgcactaatgttccggcgttatttcttgatgtctctgaccagacacccatcaacagtattattttctcccatgaagacggtacgcgactgggcgtggagcatctggtcgcattgggtcaccagcaaatcgcgctgttagcgggcccattaagttctgtctcggcgcgtctgcgtctggctggctggcataaatatctcactcgcaatcaaattcagccgatagcggaacgggaaggcgactggagtgccatgtccggttttcaacaaaccatgcaaatgctgaatgagggcatcgttcccactgcgatgctggttgccaacgatcagatggcgctgggcgcaatgcgcgccattaccgagtccgggctgcgcgttggtgcggatatctcggtagtgggatacgacgataccgaagacagctcatgttatatcccgccgttaaccaccatcaaacaggattttcgcctgctggggcaaaccagcgtggaccgcttgctgcaactctctcagggccaggcggtgaagggcaatcagctgttgcccgtctcactggtgaaaagaaaaaccaccctggcgcccaatacgcaaaccgcctctccccgcgcgttggccgattcattaatgcagctggcacgacaggtttcccgactggaaagcgggcaggctgcaaacgacgaaaactacgctttagtagcttaataactctgatagtgctag</text:p>
          </table:table-cell>
          <table:table-cell office:value-type="string" calcext:value-type="string">
            <text:p>LacI gene, E. coli optimized</text:p>
          </table:table-cell>
          <table:table-cell office:value-type="string" calcext:value-type="string">
            <text:p>https://doi.org/10.1101/185108</text:p>
          </table:table-cell>
          <table:table-cell table:number-columns-repeated="3"/>
          <table:table-cell table:formula="of:=LEN([.L52])" office:value-type="float" office:value="1143" calcext:value-type="float">
            <text:p>1143</text:p>
          </table:table-cell>
        </table:table-row>
        <table:table-row table:style-name="ro1">
          <table:table-cell office:value-type="string" calcext:value-type="string">
            <text:p>LacI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6</text:p>
          </table:table-cell>
          <table:table-cell table:number-columns-repeated="2" office:value-type="string" calcext:value-type="string">
            <text:p>NA</text:p>
          </table:table-cell>
          <table:table-cell table:number-columns-repeated="2"/>
          <table:table-cell office:value-type="string" calcext:value-type="string">
            <text:p>ATGGTGAATGTGAAACCTGTGACACTTTACGACGTTGCTGAATACGCAGGCGTGTCCTACCAAACTGTTTCTCGGGTAGTTAATCAAGCCTCCCATGTATCAGCAAAAACACGGGAGAAAGTCGAAGCTGCTATGGCTGAACTGAACTATATACCTAATCGCGTGGCACAGCAGTTGGCGGGAAAACAGTCTCTCCTTATTGGTGTAGCTACAAGCAGTCTTGCTTTGCATGCGCCTAGCCAGATTGTAGCGGCAATTAAATCCCGCGCAGACCAACTGGGAGCATCAGTGGTTGTGTCTATGGTGGAACGGTCAGGAGTGGAGGCTTGTAAGGCAGCAGTCCACAATTTACTTGCGCAGCGCGTGTCAGGGCTGATAATTAACTATCCTCTGGATGACCAAGACGCCATAGCCGTTGAGGCTGCATGTACCAATGTCCCGGCCTTATTCTTGGATGTGAGTGATCAGACCCCTATAAATAGCATAATCTTTTCCCACGAGGACGGAACTCGTTTAGGCGTAGAACATTTGGTGGCTTTGGGACATCAACAGATAGCTTTGTTGGCCGGACCTCTTTCATCCGTCAGTGCTCGTCTCCGTCTCGCGGGTTGGCATAAATATTTGACTAGAAACCAAATACAACCAATAGCTGAACGTGAAGGGGACTGGAGTGCGATGTCTGGATTCCAACAAACAATGCAAATGCTGAACGAGGGAATCGTCCCGACTGCTATGTTAGTGGCCAACGATCAAATGGCATTGGGGGCAATGCGTGCAATTACCGAGAGTGGTTTGCGTGTCGGTGCTGACATTAGTGTAGTTGGGTACGACGATACGGAAGATTCCTCTTGCTATATACCGCCACTTACCACTATTAAGCAAGACTTTAGACTTCTCGGGCAAACAAGCGTAGATAGATTGCTCCAGCTGAGCCAGGGCCAAGCTGTTAAAGGTAATCAGTTATTACCGGTAAGTCTGGTCAAGAGAAAAACCACGCTTGCTCCAAATACGCAGACGGCCAGCCCGCGGGCGCTTGCCGATTCTTTGATGCAATTAGCCAGACAAGTGAGTCGCCTGGAGAGTGGCCAGGCTGCGAACGACGAGAATTATGCTTTGGTCGCTTGATAATTATAGTAGTGCTAG</text:p>
          </table:table-cell>
          <table:table-cell office:value-type="string" calcext:value-type="string">
            <text:p>LacI gene, B. sub optimized w/IDT codon optimization tool</text:p>
          </table:table-cell>
          <table:table-cell office:value-type="string" calcext:value-type="string">
            <text:p>https://doi.org/10.1101/185108</text:p>
          </table:table-cell>
          <table:table-cell table:number-columns-repeated="3"/>
          <table:table-cell table:formula="of:=LEN([.L53])" office:value-type="float" office:value="1143" calcext:value-type="float">
            <text:p>1143</text:p>
          </table:table-cell>
        </table:table-row>
        <table:table-row table:style-name="ro1">
          <table:table-cell office:value-type="string" calcext:value-type="string">
            <text:p>sfGFP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4</text:p>
          </table:table-cell>
          <table:table-cell table:number-columns-repeated="2" office:value-type="string" calcext:value-type="string">
            <text:p>NA</text:p>
          </table:table-cell>
          <table:table-cell table:number-columns-repeated="2"/>
          <table:table-cell office:value-type="string" calcext:value-type="string">
            <text:p>ATGCGCAAGGGGGAGGAACTTTTCACGGGTGTTGTCCCTATATTGGTAGAGCTGGACGGAGACGTAAACGGTCATAAATTTAGTGTCAGAGGGGAGGGTGAAGGAGACGCGACCAACGGGAAACTGACCCTGAAGTTCATATGTACTACCGGAAAGCTCCCTGTGCCGTGGCCTACCTTAGTAACGACACTTACTTATGGTGTCCAATGCTTTGCACGTTACCCGGACCATATGAAGCAACATGACTTCTTCAAGAGCGCCATGCCTGAAGGTTATGTACAGGAACGTACAATCAGCTTTAAAGACGATGGGACGTATAAGACAAGAGCCGAGGTCAAATTTGAAGGCGATACATTAGTCAATCGCATAGAGTTAAAAGGAATCGACTTCAAGGAGGATGGGAATATATTAGGCCACAAGTTAGAGTATAACTTCAATTCCCACAACGTATATATAACTGCCGACAAGCAGAAAAATGGCATAAAAGCAAACTTTAAGATTCGTCATAATGTGGAAGACGGTTCAGTCCAACTGGCAGATCATTACCAGCAGAATACTCCGATTGGCGATGGCCCGGTGTTACTCCCGGACAACCATTACCTCTCAACGCAATCTGTACTGTCAAAGGATCCTAACGAAAAACGTGATCATATGGTTCTTCTCGAATTTGTTACGGCGGCTGGAATAACTCACGGAATGGATGAACTTTAC</text:p>
          </table:table-cell>
          <table:table-cell office:value-type="string" calcext:value-type="string">
            <text:p>sfGFP, codon optimized for Bacillus subtilis with IDT codon optimizer</text:p>
          </table:table-cell>
          <table:table-cell office:value-type="string" calcext:value-type="string">
            <text:p>NA</text:p>
          </table:table-cell>
          <table:table-cell table:number-columns-repeated="3"/>
          <table:table-cell table:formula="of:=LEN([.L54])" office:value-type="float" office:value="711" calcext:value-type="float">
            <text:p>711</text:p>
          </table:table-cell>
        </table:table-row>
        <table:table-row table:style-name="ro1">
          <table:table-cell office:value-type="string" calcext:value-type="string">
            <text:p>mRFP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3</text:p>
          </table:table-cell>
          <table:table-cell table:number-columns-repeated="2" office:value-type="string" calcext:value-type="string">
            <text:p>NA</text:p>
          </table:table-cell>
          <table:table-cell table:number-columns-repeated="2"/>
          <table:table-cell office:value-type="string" calcext:value-type="string">
            <text:p>ATGGCGAGTAGTGAAGATGTAATTAAGGAATTCATGCGCTTTAAGGTGAGAATGGAGGGAAGTGTCAATGGACATGAATTCGAGATTGAAGGAGAAGGCGAAGGTCGCCCATACGAGGGCACGCAAACTGCAAAGTTAAAGGTAACCAAGGGGGGACCTTTGCCTTTTGCCTGGGACATATTGAGTCCACAATTTCAGTATGGAAGCAAAGCCTATGTAAAGCACCCAGCTGATATCCCTGATTACCTTAAATTATCATTCCCTGAGGGATTCAAATGGGAGCGCGTGATGAACTTCGAAGATGGTGGTGTCGTAACCGTCACCCAGGACTCCTCTCTGCAAGATGGCGAGTTTATATATAAGGTGAAGCTCCGTGGTACAAATTTCCCGTCTGACGGACCGGTCATGCAAAAGAAGACTATGGGGTGGGAGGCTTCAACAGAGCGTATGTATCCAGAGGACGGAGCTTTGAAGGGTGAAATCAAAATGCGTCTGAAGCTGAAAGACGGAGGGCACTACGACGCTGAAGTTAAGACGACCTATATGGCGAAAAAACCAGTTCAATTACCAGGCGCTTATAAAACGGATATAAAACTCGACATTACAAGTCATAATGAGGACTACACGATTGTCGAGCAATATGAGAGAGCAGAGGGAAGACACTCTACGGGCGCATGA</text:p>
          </table:table-cell>
          <table:table-cell office:value-type="string" calcext:value-type="string">
            <text:p>mRFP, codon optimized for Bacillus subtilis with IDT codon optimizing tool</text:p>
          </table:table-cell>
          <table:table-cell office:value-type="string" calcext:value-type="string">
            <text:p>NA</text:p>
          </table:table-cell>
          <table:table-cell table:number-columns-repeated="3"/>
          <table:table-cell table:formula="of:=LEN([.L55])" office:value-type="float" office:value="678" calcext:value-type="float">
            <text:p>678</text:p>
          </table:table-cell>
        </table:table-row>
        <table:table-row table:style-name="ro1" table:number-rows-repeated="3">
          <table:table-cell table:number-columns-repeated="18"/>
        </table:table-row>
        <table:table-row table:style-name="ro1">
          <table:table-cell office:value-type="string" calcext:value-type="string">
            <text:p>P_veg+BBT2_RBS1</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42</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 TACT AGG AGG AATG</text:p>
          </table:table-cell>
          <table:table-cell office:value-type="string" calcext:value-type="string">
            <text:p>Pveg + strong RBS, with MoClo standard spacers in between</text:p>
          </table:table-cell>
          <table:table-cell office:value-type="string" calcext:value-type="string">
            <text:p>https://doi.org/10.1038/s41598-017-15107-z</text:p>
          </table:table-cell>
          <table:table-cell table:number-columns-repeated="3"/>
          <table:table-cell table:formula="of:=LEN([.L59])" office:value-type="float" office:value="255" calcext:value-type="float">
            <text:p>255</text:p>
          </table:table-cell>
        </table:table-row>
        <table:table-row table:style-name="ro1">
          <table:table-cell office:value-type="string" calcext:value-type="string">
            <text:p>P_veg+BBT2_RBS2</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41</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 TACT AGG AGA AATG</text:p>
          </table:table-cell>
          <table:table-cell office:value-type="string" calcext:value-type="string">
            <text:p>Pveg + strongish RBS, with MoClo standard spacers in between</text:p>
          </table:table-cell>
          <table:table-cell office:value-type="string" calcext:value-type="string">
            <text:p>https://doi.org/10.1038/s41598-017-15107-z</text:p>
          </table:table-cell>
          <table:table-cell table:number-columns-repeated="3"/>
          <table:table-cell table:formula="of:=LEN([.L60])" office:value-type="float" office:value="255" calcext:value-type="float">
            <text:p>255</text:p>
          </table:table-cell>
        </table:table-row>
        <table:table-row table:style-name="ro1">
          <table:table-cell office:value-type="string" calcext:value-type="string">
            <text:p>P_veg+BBT2_RBS3</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40</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 TACT GGA GAG AATG</text:p>
          </table:table-cell>
          <table:table-cell office:value-type="string" calcext:value-type="string">
            <text:p>Pveg + moderate RBS, with MoClo standard spacers in between</text:p>
          </table:table-cell>
          <table:table-cell office:value-type="string" calcext:value-type="string">
            <text:p>https://doi.org/10.1038/s41598-017-15107-z</text:p>
          </table:table-cell>
          <table:table-cell table:number-columns-repeated="3"/>
          <table:table-cell table:formula="of:=LEN([.L61])" office:value-type="float" office:value="255" calcext:value-type="float">
            <text:p>255</text:p>
          </table:table-cell>
        </table:table-row>
        <table:table-row table:style-name="ro1">
          <table:table-cell office:value-type="string" calcext:value-type="string">
            <text:p>P_veg+BBT2_RBS4</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9</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 TACT AGA GGA AATG</text:p>
          </table:table-cell>
          <table:table-cell office:value-type="string" calcext:value-type="string">
            <text:p>Pveg + weakish RBS, with MoClo standard spacers in between</text:p>
          </table:table-cell>
          <table:table-cell office:value-type="string" calcext:value-type="string">
            <text:p>https://doi.org/10.1038/s41598-017-15107-z</text:p>
          </table:table-cell>
          <table:table-cell table:number-columns-repeated="3"/>
          <table:table-cell table:formula="of:=LEN([.L62])" office:value-type="float" office:value="255" calcext:value-type="float">
            <text:p>255</text:p>
          </table:table-cell>
        </table:table-row>
        <table:table-row table:style-name="ro1">
          <table:table-cell office:value-type="string" calcext:value-type="string">
            <text:p>P_veg+BBT2_RBS5</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8</text:p>
          </table:table-cell>
          <table:table-cell table:number-columns-repeated="2" office:value-type="string" calcext:value-type="string">
            <text:p>NA</text:p>
          </table:table-cell>
          <table:table-cell table:number-columns-repeated="2"/>
          <table:table-cell office:value-type="string" calcext:value-type="string">
            <text:p>ggagttctgagaattggtatgccttataagtccaattaacagttgaaaacctgcataggagagctatgcgggttttttattttacataatgatacataatttaccgaaacttgcggaacataattgaggaatcatagaattttgtcaaaataattttattgacaacgtcttattaacgttgatataatttaaattttatttgacaaaaatgggctcgtgttgtacaataaatgtagt TACT TTA TAG AATG</text:p>
          </table:table-cell>
          <table:table-cell office:value-type="string" calcext:value-type="string">
            <text:p>Pveg + weak RBS, with MoClo standard spacers in between</text:p>
          </table:table-cell>
          <table:table-cell office:value-type="string" calcext:value-type="string">
            <text:p>https://doi.org/10.1038/s41598-017-15107-z</text:p>
          </table:table-cell>
          <table:table-cell table:number-columns-repeated="3"/>
          <table:table-cell table:formula="of:=LEN([.L63])" office:value-type="float" office:value="255" calcext:value-type="float">
            <text:p>255</text:p>
          </table:table-cell>
        </table:table-row>
        <table:table-row table:style-name="ro1">
          <table:table-cell office:value-type="string" calcext:value-type="string">
            <text:p>P_lepA+BBT2_RBS1</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7</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 TACT AGG AGG AATG</text:p>
          </table:table-cell>
          <table:table-cell office:value-type="string" calcext:value-type="string">
            <text:p>PlepA + strong RBS, with MoClo standard spacers in between</text:p>
          </table:table-cell>
          <table:table-cell office:value-type="string" calcext:value-type="string">
            <text:p>https://doi.org/10.1038/s41598-017-15107-z</text:p>
          </table:table-cell>
          <table:table-cell table:number-columns-repeated="3"/>
          <table:table-cell table:formula="of:=LEN([.L64])" office:value-type="float" office:value="175" calcext:value-type="float">
            <text:p>175</text:p>
          </table:table-cell>
        </table:table-row>
        <table:table-row table:style-name="ro1">
          <table:table-cell office:value-type="string" calcext:value-type="string">
            <text:p>P_lepA+BBT2_RBS2</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6</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 TACT AGG AGA AATG</text:p>
          </table:table-cell>
          <table:table-cell office:value-type="string" calcext:value-type="string">
            <text:p>PlepA + strongish RBS, with MoClo standard spacers in between</text:p>
          </table:table-cell>
          <table:table-cell office:value-type="string" calcext:value-type="string">
            <text:p>https://doi.org/10.1038/s41598-017-15107-z</text:p>
          </table:table-cell>
          <table:table-cell table:number-columns-repeated="3"/>
          <table:table-cell table:formula="of:=LEN([.L65])" office:value-type="float" office:value="175" calcext:value-type="float">
            <text:p>175</text:p>
          </table:table-cell>
        </table:table-row>
        <table:table-row table:style-name="ro1">
          <table:table-cell office:value-type="string" calcext:value-type="string">
            <text:p>P_lepA+BBT2_RBS3</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5</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 TACT GGA GAG AATG</text:p>
          </table:table-cell>
          <table:table-cell office:value-type="string" calcext:value-type="string">
            <text:p>PlepA + moderate RBS, with MoClo standard spacers in between</text:p>
          </table:table-cell>
          <table:table-cell office:value-type="string" calcext:value-type="string">
            <text:p>https://doi.org/10.1038/s41598-017-15107-z</text:p>
          </table:table-cell>
          <table:table-cell table:number-columns-repeated="3"/>
          <table:table-cell table:formula="of:=LEN([.L66])" office:value-type="float" office:value="175" calcext:value-type="float">
            <text:p>175</text:p>
          </table:table-cell>
        </table:table-row>
        <table:table-row table:style-name="ro1">
          <table:table-cell office:value-type="string" calcext:value-type="string">
            <text:p>P_lepA+BBT2_RBS4</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4</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 TACT AGA GGA AATG</text:p>
          </table:table-cell>
          <table:table-cell office:value-type="string" calcext:value-type="string">
            <text:p>PlepA + weakish RBS, with MoClo standard spacers in between</text:p>
          </table:table-cell>
          <table:table-cell office:value-type="string" calcext:value-type="string">
            <text:p>https://doi.org/10.1038/s41598-017-15107-z</text:p>
          </table:table-cell>
          <table:table-cell table:number-columns-repeated="3"/>
          <table:table-cell table:formula="of:=LEN([.L67])" office:value-type="float" office:value="175" calcext:value-type="float">
            <text:p>175</text:p>
          </table:table-cell>
        </table:table-row>
        <table:table-row table:style-name="ro1">
          <table:table-cell office:value-type="string" calcext:value-type="string">
            <text:p>P_lepA+BBT2_RBS5</text:p>
          </table:table-cell>
          <table:table-cell office:value-type="string" calcext:value-type="string">
            <text:p>composite</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33</text:p>
          </table:table-cell>
          <table:table-cell table:number-columns-repeated="2" office:value-type="string" calcext:value-type="string">
            <text:p>NA</text:p>
          </table:table-cell>
          <table:table-cell table:number-columns-repeated="2"/>
          <table:table-cell office:value-type="string" calcext:value-type="string">
            <text:p>agtcaatgtatgaatggatacgggatatgaatcaataagtacgtgaaagagaaaagcaacccagatatgatagggaacttttctctttcttgttttacattgaatctttacaatcctattgatataatctaagctagtgtattttgcgtttaatagt TACT TTA TAG AATG</text:p>
          </table:table-cell>
          <table:table-cell office:value-type="string" calcext:value-type="string">
            <text:p>PlepA + weak RBS, with MoClo standard spacers in between</text:p>
          </table:table-cell>
          <table:table-cell office:value-type="string" calcext:value-type="string">
            <text:p>https://doi.org/10.1038/s41598-017-15107-z</text:p>
          </table:table-cell>
          <table:table-cell table:number-columns-repeated="3"/>
          <table:table-cell table:formula="of:=LEN([.L68])" office:value-type="float" office:value="175" calcext:value-type="float">
            <text:p>17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DejaVu Sans1" fo:font-family="'DejaVu Sans'"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DejaVu Sans1" style:font-family-complex="'DejaVu Sans'"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09:38:26.148211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0:40:16.431853639</meta:creation-date>
    <dc:date>2018-02-15T09:42:06.563809027</dc:date>
    <meta:editing-duration>P1DT23H38M58S</meta:editing-duration>
    <meta:editing-cycles>8</meta:editing-cycles>
    <meta:generator>LibreOffice/6.0.0.3$Linux_X86_64 LibreOffice_project/00m0$Build-3</meta:generator>
    <meta:document-statistic meta:table-count="1" meta:cell-count="718" meta:object-count="0"/>
  </office:meta>
</office:document-meta>
</file>